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2.5043in"/>
    </style:style>
    <style:style style:name="co4" style:family="table-column">
      <style:table-column-properties fo:break-before="auto" style:column-width="1.7535in"/>
    </style:style>
    <style:style style:name="co5" style:family="table-column">
      <style:table-column-properties fo:break-before="auto" style:column-width="2.3709in"/>
    </style:style>
    <style:style style:name="co6" style:family="table-column">
      <style:table-column-properties fo:break-before="auto" style:column-width="3.7827in"/>
    </style:style>
    <style:style style:name="co7" style:family="table-column">
      <style:table-column-properties fo:break-before="auto" style:column-width="0.1472in"/>
    </style:style>
    <style:style style:name="co8" style:family="table-column">
      <style:table-column-properties fo:break-before="auto" style:column-width="2.2728in"/>
    </style:style>
    <style:style style:name="co9" style:family="table-column">
      <style:table-column-properties fo:break-before="auto" style:column-width="4.3563in"/>
    </style:style>
    <style:style style:name="co10" style:family="table-column">
      <style:table-column-properties fo:break-before="auto" style:column-width="1.1799in"/>
    </style:style>
    <style:style style:name="co11" style:family="table-column">
      <style:table-column-properties fo:break-before="auto" style:column-width="2.7429in"/>
    </style:style>
    <style:style style:name="co12" style:family="table-column">
      <style:table-column-properties fo:break-before="auto" style:column-width="2.2799in"/>
    </style:style>
    <style:style style:name="co13" style:family="table-column">
      <style:table-column-properties fo:break-before="auto" style:column-width="0.0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 style:data-style-name="N3"/>
    <style:style style:name="ce6" style:family="table-cell" style:parent-style-name="Default" style:data-style-name="N125"/>
    <style:style style:name="ce7" style:family="table-cell" style:parent-style-name="Default" style:data-style-name="N104"/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t Consump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nimals Slaughtered per minute</text:p>
          </table:table-cell>
          <table:table-cell table:number-columns-repeated="2"/>
          <table:table-cell office:value-type="string" calcext:value-type="string">
            <text:p>Speed (single lane)</text:p>
          </table:table-cell>
          <table:table-cell/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mb</text:p>
          </table:table-cell>
          <table:table-cell table:style-name="ce5" office:value-type="float" office:value="22000000" calcext:value-type="float">
            <text:p>22,000,000</text:p>
          </table:table-cell>
          <table:table-cell table:formula="of:=[.C8]/[.$C$18]" office:value-type="float" office:value="41.8569254185693" calcext:value-type="float">
            <text:p>41.8569254185693</text:p>
          </table:table-cell>
          <table:table-cell table:number-columns-repeated="2"/>
          <table:table-cell table:formula="of:=60/[.D8]" office:value-type="float" office:value="1.43345454545455" calcext:value-type="float">
            <text:p>1.4334545454545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ws</text:p>
          </table:table-cell>
          <table:table-cell table:style-name="ce5" office:value-type="float" office:value="32200000" calcext:value-type="float">
            <text:p>32,200,000</text:p>
          </table:table-cell>
          <table:table-cell table:formula="of:=[.C9]/[.$C$18]" office:value-type="float" office:value="61.2633181126332" calcext:value-type="float">
            <text:p>61.2633181126332</text:p>
          </table:table-cell>
          <table:table-cell table:number-columns-repeated="2"/>
          <table:table-cell table:formula="of:=60/[.D9]" office:value-type="float" office:value="0.979378881987578" calcext:value-type="float">
            <text:p>0.97937888198757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rk</text:p>
          </table:table-cell>
          <table:table-cell table:style-name="ce5" office:value-type="float" office:value="121000000" calcext:value-type="float">
            <text:p>121,000,000</text:p>
          </table:table-cell>
          <table:table-cell table:formula="of:=[.C10]/[.$C$18]" office:value-type="float" office:value="230.213089802131" calcext:value-type="float">
            <text:p>230.213089802131</text:p>
          </table:table-cell>
          <table:table-cell table:number-columns-repeated="2"/>
          <table:table-cell table:formula="of:=60/[.D10]" office:value-type="float" office:value="0.260628099173554" calcext:value-type="float">
            <text:p>0.26062809917355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s</text:p>
          </table:table-cell>
          <table:table-cell table:style-name="ce5" office:value-type="float" office:value="241700000" calcext:value-type="float">
            <text:p>241,700,000</text:p>
          </table:table-cell>
          <table:table-cell table:formula="of:=[.C11]/[.$C$18]" office:value-type="float" office:value="459.855403348554" calcext:value-type="float">
            <text:p>459.855403348554</text:p>
          </table:table-cell>
          <table:table-cell table:number-columns-repeated="2"/>
          <table:table-cell table:formula="of:=60/[.D11]" office:value-type="float" office:value="0.13047579644187" calcext:value-type="float">
            <text:p>0.1304757964418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[.I11]*[.G11]" office:value-type="float" office:value="0.39142738932561" calcext:value-type="float">
            <text:p>0.39142738932561</text:p>
          </table:table-cell>
        </table:table-row>
        <table:table-row table:style-name="ro1">
          <table:table-cell/>
          <table:table-cell office:value-type="string" calcext:value-type="string">
            <text:p>Chickens</text:p>
          </table:table-cell>
          <table:table-cell table:style-name="ce5" office:value-type="float" office:value="9000000000" calcext:value-type="float">
            <text:p>9,000,000,000</text:p>
          </table:table-cell>
          <table:table-cell table:formula="of:=[.C12]/[.$C$18]" office:value-type="float" office:value="17123.2876712329" calcext:value-type="float">
            <text:p>17123.2876712329</text:p>
          </table:table-cell>
          <table:table-cell table:number-columns-repeated="2"/>
          <table:table-cell table:formula="of:=60/[.D12]" office:value-type="float" office:value="0.003504" calcext:value-type="float">
            <text:p>0.003504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formula="of:=[.I12]*[.G12]" office:value-type="float" office:value="0.1752" calcext:value-type="float">
            <text:p>0.175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mericans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000000" calcext:value-type="float">
            <text:p>3260000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utes per year</text:p>
          </table:table-cell>
          <table:table-cell table:formula="of:=365*60*24" office:value-type="float" office:value="525600" calcext:value-type="float">
            <text:p>525600</text:p>
          </table:table-cell>
          <table:table-cell table:number-columns-repeated="7"/>
        </table:table-row>
      </table:table>
      <table:table table:name="Ris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Probability of Death (1 out of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Heart disease </text:p>
          </table:table-cell>
          <table:table-cell office:value-type="float" office:value="6" calcext:value-type="float">
            <text:p>6</text:p>
          </table:table-cell>
          <table:table-cell table:formula="of:=1/[.C5]" office:value-type="percentage" office:value="0.166666666666667" calcext:value-type="percentage">
            <text:p>16.6666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er </text:p>
          </table:table-cell>
          <table:table-cell office:value-type="float" office:value="7" calcext:value-type="float">
            <text:p>7</text:p>
          </table:table-cell>
          <table:table-cell table:formula="of:=1/[.C6]" office:value-type="percentage" office:value="0.142857142857143" calcext:value-type="percentage">
            <text:p>14.2857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preventable causes of death </text:p>
          </table:table-cell>
          <table:table-cell office:value-type="float" office:value="24" calcext:value-type="float">
            <text:p>24</text:p>
          </table:table-cell>
          <table:table-cell table:formula="of:=1/[.C7]" office:value-type="percentage" office:value="0.0416666666666667" calcext:value-type="percentage">
            <text:p>4.1666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ronic lower respiratory disease </text:p>
          </table:table-cell>
          <table:table-cell office:value-type="float" office:value="27" calcext:value-type="float">
            <text:p>27</text:p>
          </table:table-cell>
          <table:table-cell table:formula="of:=1/[.C8]" office:value-type="percentage" office:value="0.037037037037037" calcext:value-type="percentage">
            <text:p>3.7037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icide</text:p>
          </table:table-cell>
          <table:table-cell office:value-type="float" office:value="88" calcext:value-type="float">
            <text:p>88</text:p>
          </table:table-cell>
          <table:table-cell table:formula="of:=1/[.C9]" office:value-type="percentage" office:value="0.0113636363636364" calcext:value-type="percentage">
            <text:p>1.1363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iod Overdose</text:p>
          </table:table-cell>
          <table:table-cell office:value-type="float" office:value="92" calcext:value-type="float">
            <text:p>92</text:p>
          </table:table-cell>
          <table:table-cell table:formula="of:=1/[.C10]" office:value-type="percentage" office:value="0.0108695652173913" calcext:value-type="percentage">
            <text:p>1.0869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ll</text:p>
          </table:table-cell>
          <table:table-cell office:value-type="float" office:value="106" calcext:value-type="float">
            <text:p>106</text:p>
          </table:table-cell>
          <table:table-cell table:formula="of:=1/[.C11]" office:value-type="percentage" office:value="0.00943396226415094" calcext:value-type="percentage">
            <text:p>0.9434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 Crash</text:p>
          </table:table-cell>
          <table:table-cell office:value-type="float" office:value="107" calcext:value-type="float">
            <text:p>107</text:p>
          </table:table-cell>
          <table:table-cell table:formula="of:=1/[.C12]" office:value-type="percentage" office:value="0.00934579439252336" calcext:value-type="percentage">
            <text:p>0.9345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n Assault</text:p>
          </table:table-cell>
          <table:table-cell office:value-type="float" office:value="289" calcext:value-type="float">
            <text:p>289</text:p>
          </table:table-cell>
          <table:table-cell table:formula="of:=1/[.C13]" office:value-type="percentage" office:value="0.00346020761245675" calcext:value-type="percentage">
            <text:p>0.3460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 by car walking across the street or on the sidewalk</text:p>
          </table:table-cell>
          <table:table-cell office:value-type="float" office:value="543" calcext:value-type="float">
            <text:p>543</text:p>
          </table:table-cell>
          <table:table-cell table:formula="of:=1/[.C14]" office:value-type="percentage" office:value="0.00184162062615101" calcext:value-type="percentage">
            <text:p>0.184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destrian incident </text:p>
          </table:table-cell>
          <table:table-cell office:value-type="float" office:value="543" calcext:value-type="float">
            <text:p>543</text:p>
          </table:table-cell>
          <table:table-cell table:formula="of:=1/[.C15]" office:value-type="percentage" office:value="0.00184162062615101" calcext:value-type="percentage">
            <text:p>0.184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orcyclist </text:p>
          </table:table-cell>
          <table:table-cell office:value-type="float" office:value="899" calcext:value-type="float">
            <text:p>899</text:p>
          </table:table-cell>
          <table:table-cell table:formula="of:=1/[.C16]" office:value-type="percentage" office:value="0.00111234705228031" calcext:value-type="percentage">
            <text:p>0.11123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owning</text:p>
          </table:table-cell>
          <table:table-cell office:value-type="float" office:value="1128" calcext:value-type="float">
            <text:p>1128</text:p>
          </table:table-cell>
          <table:table-cell table:formula="of:=1/[.C17]" office:value-type="percentage" office:value="0.000886524822695036" calcext:value-type="percentage">
            <text:p>0.0886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re or smoke </text:p>
          </table:table-cell>
          <table:table-cell office:value-type="float" office:value="1547" calcext:value-type="float">
            <text:p>1547</text:p>
          </table:table-cell>
          <table:table-cell table:formula="of:=1/[.C18]" office:value-type="percentage" office:value="0.000646412411118293" calcext:value-type="percentage">
            <text:p>0.06464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king on food </text:p>
          </table:table-cell>
          <table:table-cell office:value-type="float" office:value="2535" calcext:value-type="float">
            <text:p>2535</text:p>
          </table:table-cell>
          <table:table-cell table:formula="of:=1/[.C19]" office:value-type="percentage" office:value="0.000394477317554241" calcext:value-type="percentage">
            <text:p>0.0394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cyclist </text:p>
          </table:table-cell>
          <table:table-cell office:value-type="float" office:value="3825" calcext:value-type="float">
            <text:p>3825</text:p>
          </table:table-cell>
          <table:table-cell table:formula="of:=1/[.C20]" office:value-type="percentage" office:value="0.000261437908496732" calcext:value-type="percentage">
            <text:p>0.02614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stroke </text:p>
          </table:table-cell>
          <table:table-cell office:value-type="float" office:value="8248" calcext:value-type="float">
            <text:p>8248</text:p>
          </table:table-cell>
          <table:table-cell table:formula="of:=1/[.C21]" office:value-type="percentage" office:value="0.000121241513094083" calcext:value-type="percentage">
            <text:p>0.0121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idental gun discharge </text:p>
          </table:table-cell>
          <table:table-cell office:value-type="float" office:value="8571" calcext:value-type="float">
            <text:p>8571</text:p>
          </table:table-cell>
          <table:table-cell table:formula="of:=1/[.C22]" office:value-type="percentage" office:value="0.000116672500291681" calcext:value-type="percentage">
            <text:p>0.0116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ctrocution, radiation, extreme temperatures, and pressure </text:p>
          </table:table-cell>
          <table:table-cell office:value-type="float" office:value="13394" calcext:value-type="float">
            <text:p>13394</text:p>
          </table:table-cell>
          <table:table-cell table:formula="of:=1/[.C23]" office:value-type="percentage" office:value="0.0000746602956547708" calcext:value-type="percentage">
            <text:p>0.00747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arp objects </text:p>
          </table:table-cell>
          <table:table-cell office:value-type="float" office:value="29334" calcext:value-type="float">
            <text:p>29334</text:p>
          </table:table-cell>
          <table:table-cell table:formula="of:=1/[.C24]" office:value-type="percentage" office:value="0.0000340901343151292" calcext:value-type="percentage">
            <text:p>0.0034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aclysmic storm </text:p>
          </table:table-cell>
          <table:table-cell office:value-type="float" office:value="58669" calcext:value-type="float">
            <text:p>58669</text:p>
          </table:table-cell>
          <table:table-cell table:formula="of:=1/[.C25]" office:value-type="percentage" office:value="0.0000170447766282023" calcext:value-type="percentage">
            <text:p>0.0017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rnet, wasp, and bee stings </text:p>
          </table:table-cell>
          <table:table-cell office:value-type="float" office:value="59507" calcext:value-type="float">
            <text:p>59507</text:p>
          </table:table-cell>
          <table:table-cell table:formula="of:=1/[.C26]" office:value-type="percentage" office:value="0.0000168047456601744" calcext:value-type="percentage">
            <text:p>0.0016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t surfaces and substances </text:p>
          </table:table-cell>
          <table:table-cell office:value-type="float" office:value="63113" calcext:value-type="float">
            <text:p>63113</text:p>
          </table:table-cell>
          <table:table-cell table:formula="of:=1/[.C27]" office:value-type="percentage" office:value="0.0000158445962004658" calcext:value-type="percentage">
            <text:p>0.0015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g attack </text:p>
          </table:table-cell>
          <table:table-cell office:value-type="float" office:value="86781" calcext:value-type="float">
            <text:p>86781</text:p>
          </table:table-cell>
          <table:table-cell table:formula="of:=1/[.C28]" office:value-type="percentage" office:value="0.0000115232596997039" calcext:value-type="percentage">
            <text:p>0.0011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ghtning </text:p>
          </table:table-cell>
          <table:table-cell office:value-type="float" office:value="138849" calcext:value-type="float">
            <text:p>138849</text:p>
          </table:table-cell>
          <table:table-cell table:formula="of:=1/[.C29]" office:value-type="percentage" office:value="0.00000720206843405426" calcext:value-type="percentage">
            <text:p>0.0007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eding (in car)</text:p>
          </table:table-cell>
          <table:table-cell office:value-type="float" office:value="411" calcext:value-type="float">
            <text:p>411</text:p>
          </table:table-cell>
          <table:table-cell table:formula="of:=1/[.C30]" office:value-type="percentage" office:value="0.0024330900243309" calcext:value-type="percentage">
            <text:p>0.24331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gal Execution</text:p>
          </table:table-cell>
          <table:table-cell office:value-type="float" office:value="119012" calcext:value-type="float">
            <text:p>119012</text:p>
          </table:table-cell>
          <table:table-cell table:formula="of:=1/[.C31]" office:value-type="percentage" office:value="0.00000840251403219843" calcext:value-type="percentage">
            <text:p>0.00084%</text:p>
          </table:table-cell>
          <table:table-cell table:number-columns-repeated="2"/>
          <table:table-cell office:value-type="string" calcext:value-type="string">
            <text:p>https://covid.cdc.gov/covid-data-tracker/#vaccinations_vacc-total-admin-rate-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k Attack</text:p>
          </table:table-cell>
          <table:table-cell office:value-type="float" office:value="3748067" calcext:value-type="float">
            <text:p>3748067</text:p>
          </table:table-cell>
          <table:table-cell table:formula="of:=1/[.C32]" office:value-type="percentage" office:value="0.00000026680419533589" calcext:value-type="percentage">
            <text:p>0.00003%</text:p>
          </table:table-cell>
          <table:table-cell table:number-columns-repeated="2"/>
          <table:table-cell office:value-type="string" calcext:value-type="string">
            <text:p>Total Number of People Fully Vaxxed in U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kthrough Covid (Men under 65)</text:p>
          </table:table-cell>
          <table:table-cell/>
          <table:table-cell table:formula="of:=1/[.C3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92000000" calcext:value-type="float">
            <text:p>192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kthrough Covid (Men over 65)</text:p>
          </table:table-cell>
          <table:table-cell/>
          <table:table-cell table:formula="of:=1/[.C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eakthrough Covid (Women under 65)</text:p>
          </table:table-cell>
          <table:table-cell/>
          <table:table-cell table:formula="of:=1/[.C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eakthrough Covid (Women over 65)</text:p>
          </table:table-cell>
          <table:table-cell/>
          <table:table-cell table:formula="of:=1/[.C3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otal Breakthrough Deaths</text:p>
          </table:table-cell>
          <table:table-cell office:value-type="float" office:value="10857" calcext:value-type="float">
            <text:p>10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clear War (High Risk 3% Chance/Year)</text:p>
          </table:table-cell>
          <table:table-cell office:value-type="float" office:value="3" calcext:value-type="float">
            <text:p>3</text:p>
          </table:table-cell>
          <table:table-cell table:formula="of:=1/[.C37]" office:value-type="percentage" office:value="0.333333333333333" calcext:value-type="percentage">
            <text:p>33.33333%</text:p>
          </table:table-cell>
          <table:table-cell/>
          <table:table-cell office:value-type="string" calcext:value-type="string">
            <text:p>Women</text:p>
          </table:table-cell>
          <table:table-cell office:value-type="float" office:value="4619" calcext:value-type="float">
            <text:p>4619</text:p>
          </table:table-cell>
          <table:table-cell table:formula="of:=[.G37]/[.$G$36]" office:value-type="float" office:value="0.425439808418532" calcext:value-type="float">
            <text:p>0.425439808418532</text:p>
          </table:table-cell>
        </table:table-row>
        <table:table-row table:style-name="ro1">
          <table:table-cell/>
          <table:table-cell office:value-type="string" calcext:value-type="string">
            <text:p>Nuclear War (Low Risk 0.1% Chance/Year)</text:p>
          </table:table-cell>
          <table:table-cell office:value-type="float" office:value="1000" calcext:value-type="float">
            <text:p>1000</text:p>
          </table:table-cell>
          <table:table-cell table:formula="of:=1/[.C38]" office:value-type="percentage" office:value="0.001" calcext:value-type="percentage">
            <text:p>0.10000%</text:p>
          </table:table-cell>
          <table:table-cell/>
          <table:table-cell office:value-type="string" calcext:value-type="string">
            <text:p>Men</text:p>
          </table:table-cell>
          <table:table-cell table:formula="of:=[.G36]-[.G37]" office:value-type="float" office:value="6238" calcext:value-type="float">
            <text:p>6238</text:p>
          </table:table-cell>
          <table:table-cell table:formula="of:=[.G38]/[.$G$36]" office:value-type="float" office:value="0.574560191581468" calcext:value-type="float">
            <text:p>0.57456019158146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Over 65</text:p>
          </table:table-cell>
          <table:table-cell office:value-type="float" office:value="9172" calcext:value-type="float">
            <text:p>9172</text:p>
          </table:table-cell>
          <table:table-cell table:formula="of:=[.G39]/[.$G$36]" office:value-type="float" office:value="0.84480058948144" calcext:value-type="float">
            <text:p>0.8448005894814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Under 65</text:p>
          </table:table-cell>
          <table:table-cell table:formula="of:=[.G36]-[.G39]" office:value-type="float" office:value="1685" calcext:value-type="float">
            <text:p>1685</text:p>
          </table:table-cell>
          <table:table-cell table:formula="of:=[.G40]/[.$G$36]" office:value-type="float" office:value="0.155199410518559" calcext:value-type="float">
            <text:p>0.155199410518559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Women Under 6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Women Over 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Men Under 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Men Over 65</text:p>
          </table:table-cell>
          <table:table-cell table:number-columns-repeated="2"/>
        </table:table-row>
      </table:table>
      <table:table table:name="Risk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eart disease </text:p>
          </table:table-cell>
          <table:table-cell office:value-type="float" office:value="6" calcext:value-type="float">
            <text:p>6</text:p>
          </table:table-cell>
          <table:table-cell table:formula="of:=1/[.D4]" office:value-type="float" office:value="0.166666666666667" calcext:value-type="float">
            <text:p>0.166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cer </text:p>
          </table:table-cell>
          <table:table-cell office:value-type="float" office:value="7" calcext:value-type="float">
            <text:p>7</text:p>
          </table:table-cell>
          <table:table-cell table:formula="of:=1/[.D5]" office:value-type="float" office:value="0.142857142857143" calcext:value-type="float">
            <text:p>0.142857142857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entable causes of death </text:p>
          </table:table-cell>
          <table:table-cell office:value-type="float" office:value="24" calcext:value-type="float">
            <text:p>24</text:p>
          </table:table-cell>
          <table:table-cell table:formula="of:=1/[.D6]" office:value-type="float" office:value="0.0416666666666667" calcext:value-type="float">
            <text:p>0.0416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onic lower respiratory disease </text:p>
          </table:table-cell>
          <table:table-cell office:value-type="float" office:value="27" calcext:value-type="float">
            <text:p>27</text:p>
          </table:table-cell>
          <table:table-cell table:formula="of:=1/[.D7]" office:value-type="float" office:value="0.037037037037037" calcext:value-type="float">
            <text:p>0.037037037037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e </text:p>
          </table:table-cell>
          <table:table-cell office:value-type="float" office:value="88" calcext:value-type="float">
            <text:p>88</text:p>
          </table:table-cell>
          <table:table-cell table:formula="of:=1/[.D8]" office:value-type="float" office:value="0.0113636363636364" calcext:value-type="float">
            <text:p>0.0113636363636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ioid overdose </text:p>
          </table:table-cell>
          <table:table-cell office:value-type="float" office:value="92" calcext:value-type="float">
            <text:p>92</text:p>
          </table:table-cell>
          <table:table-cell table:formula="of:=1/[.D9]" office:value-type="float" office:value="0.0108695652173913" calcext:value-type="float">
            <text:p>0.01086956521739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 </text:p>
          </table:table-cell>
          <table:table-cell office:value-type="float" office:value="106" calcext:value-type="float">
            <text:p>106</text:p>
          </table:table-cell>
          <table:table-cell table:formula="of:=1/[.D10]" office:value-type="float" office:value="0.00943396226415094" calcext:value-type="float">
            <text:p>0.00943396226415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-vehicle crash </text:p>
          </table:table-cell>
          <table:table-cell office:value-type="float" office:value="107" calcext:value-type="float">
            <text:p>107</text:p>
          </table:table-cell>
          <table:table-cell table:formula="of:=1/[.D11]" office:value-type="float" office:value="0.00934579439252336" calcext:value-type="float">
            <text:p>0.00934579439252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n assault </text:p>
          </table:table-cell>
          <table:table-cell office:value-type="float" office:value="289" calcext:value-type="float">
            <text:p>289</text:p>
          </table:table-cell>
          <table:table-cell table:formula="of:=1/[.D12]" office:value-type="float" office:value="0.00346020761245675" calcext:value-type="float">
            <text:p>0.00346020761245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 incident </text:p>
          </table:table-cell>
          <table:table-cell office:value-type="float" office:value="543" calcext:value-type="float">
            <text:p>543</text:p>
          </table:table-cell>
          <table:table-cell table:formula="of:=1/[.D13]" office:value-type="float" office:value="0.00184162062615101" calcext:value-type="float">
            <text:p>0.00184162062615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cyclist </text:p>
          </table:table-cell>
          <table:table-cell office:value-type="float" office:value="899" calcext:value-type="float">
            <text:p>899</text:p>
          </table:table-cell>
          <table:table-cell table:formula="of:=1/[.D14]" office:value-type="float" office:value="0.00111234705228031" calcext:value-type="float">
            <text:p>0.00111234705228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ning </text:p>
          </table:table-cell>
          <table:table-cell office:value-type="float" office:value="1128" calcext:value-type="float">
            <text:p>1128</text:p>
          </table:table-cell>
          <table:table-cell table:formula="of:=1/[.D15]" office:value-type="float" office:value="0.000886524822695036" calcext:value-type="float">
            <text:p>0.000886524822695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e or smoke </text:p>
          </table:table-cell>
          <table:table-cell office:value-type="float" office:value="1547" calcext:value-type="float">
            <text:p>1547</text:p>
          </table:table-cell>
          <table:table-cell table:formula="of:=1/[.D16]" office:value-type="float" office:value="0.000646412411118293" calcext:value-type="float">
            <text:p>0.0006464124111182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king on food </text:p>
          </table:table-cell>
          <table:table-cell office:value-type="float" office:value="2535" calcext:value-type="float">
            <text:p>2535</text:p>
          </table:table-cell>
          <table:table-cell table:formula="of:=1/[.D17]" office:value-type="float" office:value="0.000394477317554241" calcext:value-type="float">
            <text:p>0.000394477317554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st </text:p>
          </table:table-cell>
          <table:table-cell office:value-type="float" office:value="3825" calcext:value-type="float">
            <text:p>3825</text:p>
          </table:table-cell>
          <table:table-cell table:formula="of:=1/[.D18]" office:value-type="float" office:value="0.000261437908496732" calcext:value-type="float">
            <text:p>0.000261437908496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stroke </text:p>
          </table:table-cell>
          <table:table-cell office:value-type="float" office:value="8248" calcext:value-type="float">
            <text:p>8248</text:p>
          </table:table-cell>
          <table:table-cell table:formula="of:=1/[.D19]" office:value-type="float" office:value="0.000121241513094083" calcext:value-type="float">
            <text:p>0.000121241513094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idental gun discharge </text:p>
          </table:table-cell>
          <table:table-cell office:value-type="float" office:value="8571" calcext:value-type="float">
            <text:p>8571</text:p>
          </table:table-cell>
          <table:table-cell table:formula="of:=1/[.D20]" office:value-type="float" office:value="0.000116672500291681" calcext:value-type="float">
            <text:p>0.0001166725002916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cution, radiation, extreme temperatures, and pressure </text:p>
          </table:table-cell>
          <table:table-cell office:value-type="float" office:value="13394" calcext:value-type="float">
            <text:p>13394</text:p>
          </table:table-cell>
          <table:table-cell table:formula="of:=1/[.D21]" office:value-type="float" office:value="0.0000746602956547708" calcext:value-type="float">
            <text:p>7.4660295654770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rp objects </text:p>
          </table:table-cell>
          <table:table-cell office:value-type="float" office:value="29334" calcext:value-type="float">
            <text:p>29334</text:p>
          </table:table-cell>
          <table:table-cell table:formula="of:=1/[.D22]" office:value-type="float" office:value="0.0000340901343151292" calcext:value-type="float">
            <text:p>3.40901343151292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clysmic storm </text:p>
          </table:table-cell>
          <table:table-cell office:value-type="float" office:value="58669" calcext:value-type="float">
            <text:p>58669</text:p>
          </table:table-cell>
          <table:table-cell table:formula="of:=1/[.D23]" office:value-type="float" office:value="0.0000170447766282023" calcext:value-type="float">
            <text:p>1.7044776628202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net, wasp, and bee stings </text:p>
          </table:table-cell>
          <table:table-cell office:value-type="float" office:value="59507" calcext:value-type="float">
            <text:p>59507</text:p>
          </table:table-cell>
          <table:table-cell table:formula="of:=1/[.D24]" office:value-type="float" office:value="0.0000168047456601744" calcext:value-type="float">
            <text:p>1.6804745660174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surfaces and substances </text:p>
          </table:table-cell>
          <table:table-cell office:value-type="float" office:value="63113" calcext:value-type="float">
            <text:p>63113</text:p>
          </table:table-cell>
          <table:table-cell table:formula="of:=1/[.D25]" office:value-type="float" office:value="0.0000158445962004658" calcext:value-type="float">
            <text:p>1.5844596200465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g attack </text:p>
          </table:table-cell>
          <table:table-cell office:value-type="float" office:value="86781" calcext:value-type="float">
            <text:p>86781</text:p>
          </table:table-cell>
          <table:table-cell table:formula="of:=1/[.D26]" office:value-type="float" office:value="0.0000115232596997039" calcext:value-type="float">
            <text:p>1.15232596997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ning </text:p>
          </table:table-cell>
          <table:table-cell office:value-type="float" office:value="138849" calcext:value-type="float">
            <text:p>138849</text:p>
          </table:table-cell>
          <table:table-cell table:formula="of:=1/[.D27]" office:value-type="float" office:value="0.00000720206843405426" calcext:value-type="float">
            <text:p>7.2020684340542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ilway passenger </text:p>
          </table:table-cell>
          <table:table-cell office:value-type="string" calcext:value-type="string">
            <text:p>Too few deaths in 2019 to calculate od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enger on an airplane </text:p>
          </table:table-cell>
          <table:table-cell office:value-type="string" calcext:value-type="string">
            <text:p>Too few deaths in 2019 to calculate odd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ttps://injuryfacts.nsc.org/all-injuries/preventable-death-overview/odds-of-dying/</text:p>
          </table:table-cell>
          <table:table-cell table:number-columns-repeated="2"/>
        </table:table-row>
      </table:table>
      <table:table table:name="Money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.1869561397835E+016" calcext:value-type="currency">
            <text:p>$11,869,561,397,835,000.00</text:p>
          </table:table-cell>
          <table:table-cell office:value-type="string" calcext:value-type="string">
            <text:p>High End Damage from Business as Usual Climate Change 2020-2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28695321145700" calcext:value-type="currency">
            <text:p>$1,028,695,321,145,700.00</text:p>
          </table:table-cell>
          <table:table-cell office:value-type="string" calcext:value-type="string">
            <text:p>Low End Damage from Business as Usual Climate Change 2020-2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60603000000000" calcext:value-type="currency">
            <text:p>$360,603,000,000,000.00</text:p>
          </table:table-cell>
          <table:table-cell office:value-type="string" calcext:value-type="string">
            <text:p>Wealth of all of Humanity</text:p>
          </table:table-cell>
          <table:table-cell office:value-type="string" calcext:value-type="string">
            <text:p>https://www.visualcapitalist.com/all-of-the-worlds-wealth-in-one-visualization/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48000000000000" calcext:value-type="currency">
            <text:p>$48,000,000,000,000.00</text:p>
          </table:table-cell>
          <table:table-cell office:value-type="string" calcext:value-type="string">
            <text:p>Cost of limiting global warming to 1.5C</text:p>
          </table:table-cell>
          <table:table-cell office:value-type="string" calcext:value-type="string">
            <text:p><text:a xlink:href="https://www.oneearth.org/1-5t-for-1-5-c-a-back-of-envelope-budget-to-save-the-planet/" xlink:type="simple">https://www.oneearth.org/1-5t-for-1-5-c-a-back-of-envelope-budget-to-save-the-planet/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43000000000000" calcext:value-type="currency">
            <text:p>$43,000,000,000,000.00</text:p>
          </table:table-cell>
          <table:table-cell office:value-type="string" calcext:value-type="string">
            <text:p>Net Worth of 90th to 99<text:span text:style-name="T1">th</text:span> Percentile of Americ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4000000000000" calcext:value-type="currency">
            <text:p>$34,000,000,000,000.00</text:p>
          </table:table-cell>
          <table:table-cell office:value-type="string" calcext:value-type="string">
            <text:p>Net worth of Top 1 Percent of Americ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3000000000000" calcext:value-type="currency">
            <text:p>$33,000,000,000,000.00</text:p>
          </table:table-cell>
          <table:table-cell office:value-type="string" calcext:value-type="string">
            <text:p>Net Worth of 50<text:span text:style-name="T1">th</text:span> to 90<text:span text:style-name="T1">th</text:span> Percentile of Americ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8529000000000" calcext:value-type="currency">
            <text:p>$28,529,000,000,000.00</text:p>
          </table:table-cell>
          <table:table-cell office:value-type="string" calcext:value-type="string">
            <text:p>US Debt (Jun 2021)</text:p>
          </table:table-cell>
          <table:table-cell office:value-type="string" calcext:value-type="string">
            <text:p>https://en.wikipedia.org/wiki/National_debt_of_the_United_States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21850000000000" calcext:value-type="currency">
            <text:p>$21,850,000,000,000.00</text:p>
          </table:table-cell>
          <table:table-cell office:value-type="string" calcext:value-type="string">
            <text:p>US GDP (Jun 2021)</text:p>
          </table:table-cell>
          <table:table-cell office:value-type="string" calcext:value-type="string">
            <text:p>https://en.wikipedia.org/wiki/National_debt_of_the_United_States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4500000000000" calcext:value-type="currency">
            <text:p>$4,500,000,000,000.00</text:p>
          </table:table-cell>
          <table:table-cell office:value-type="string" calcext:value-type="string">
            <text:p>Net Worth of 400 wealthiest Americans</text:p>
          </table:table-cell>
          <table:table-cell office:value-type="string" calcext:value-type="string">
            <text:p>https://www.forbes.com/forbes-400/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3400000000000" calcext:value-type="currency">
            <text:p>$3,400,000,000,000.00</text:p>
          </table:table-cell>
          <table:table-cell office:value-type="string" calcext:value-type="string">
            <text:p>Cost of US Covid Relief bills</text:p>
          </table:table-cell>
          <table:table-cell office:value-type="string" calcext:value-type="string">
            <text:p>https://www.usaspending.gov/disaster/covid-19?publicLaw=all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2100000000000" calcext:value-type="currency">
            <text:p>$2,100,000,000,000.00</text:p>
          </table:table-cell>
          <table:table-cell office:value-type="string" calcext:value-type="string">
            <text:p>Net Worth of Bottom 50% of Americans</text:p>
          </table:table-cell>
          <table:table-cell office:value-type="string" calcext:value-type="string">
            <text:p>https://en.wikipedia.org/wiki/Wealth_inequality_in_the_United_States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740000000000" calcext:value-type="currency">
            <text:p>$1,740,000,000,000.00</text:p>
          </table:table-cell>
          <table:table-cell office:value-type="string" calcext:value-type="string">
            <text:p>Value of All Land on Manhattan (2014)</text:p>
          </table:table-cell>
          <table:table-cell office:value-type="string" calcext:value-type="string">
            <text:p>https://www.sciencedirect.com/science/article/abs/pii/S0166046217300820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300000000000" calcext:value-type="currency">
            <text:p>$1,300,000,000,000.00</text:p>
          </table:table-cell>
          <table:table-cell office:value-type="string" calcext:value-type="string">
            <text:p>Estimated cost of ending homelessness in the US ($2.4T globally/yr 2016-2035)</text:p>
          </table:table-cell>
          <table:table-cell office:value-type="string" calcext:value-type="string">
            <text:p>https://www.politifact.com/factchecks/2021/aug/27/facebook-posts/no-consensus-cost-ending-homelessness-us-or-haltin/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705400000000" calcext:value-type="currency">
            <text:p>$705,400,000,000.00</text:p>
          </table:table-cell>
          <table:table-cell office:value-type="string" calcext:value-type="string">
            <text:p>US Defense Budget 2021</text:p>
          </table:table-cell>
          <table:table-cell office:value-type="string" calcext:value-type="string">
            <text:p>https://www.defense.gov/News/News-Stories/Article/Article/2080296/norquist-budget-request-represents-next-step-in-implementing-defense-strategy/</text:p>
          </table:table-cell>
          <table:table-cell/>
        </table:table-row>
        <table:table-row table:style-name="ro1">
          <table:table-cell table:number-columns-repeated="2"/>
          <table:table-cell table:formula="of:=147341858.382*1857.31" office:value-type="currency" office:currency="USD" office:value="273659506991.472" calcext:value-type="currency">
            <text:p>$273,659,506,991.47</text:p>
          </table:table-cell>
          <table:table-cell office:value-type="string" calcext:value-type="string">
            <text:p>All gold bars in fort knox</text:p>
          </table:table-cell>
          <table:table-cell office:value-type="string" calcext:value-type="string">
            <text:p><text:a xlink:href="https://www.usmint.gov/about/mint-tours-facilities/fort-knox" xlink:type="simple">https://www.usmint.gov/about/mint-tours-facilities/fort-knox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209160000000" calcext:value-type="currency">
            <text:p>$209,160,000,000.00</text:p>
          </table:table-cell>
          <table:table-cell table:style-name="ce14" office:value-type="string" calcext:value-type="string">
            <text:p>China Defense Budget 2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01000000000" calcext:value-type="currency">
            <text:p>$201,000,000,000.00</text:p>
          </table:table-cell>
          <table:table-cell office:value-type="string" calcext:value-type="string">
            <text:p>Jeff Bezos Net Worth</text:p>
          </table:table-cell>
          <table:table-cell office:value-type="string" calcext:value-type="string">
            <text:p>https://www.forbes.com/profile/jeff-bezos/?sh=7096a7f1b238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90500000000" calcext:value-type="currency">
            <text:p>$190,500,000,000.00</text:p>
          </table:table-cell>
          <table:table-cell office:value-type="string" calcext:value-type="string">
            <text:p>Elon Musk Net Wor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34000000000" calcext:value-type="currency">
            <text:p>$134,000,000,000.00</text:p>
          </table:table-cell>
          <table:table-cell office:value-type="string" calcext:value-type="string">
            <text:p>Bill Gates Net Wor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95000000000" calcext:value-type="currency">
            <text:p>$95,000,000,000.00</text:p>
          </table:table-cell>
          <table:table-cell office:value-type="string" calcext:value-type="string">
            <text:p>Cost of Climate Related Disasters 2020 in USA</text:p>
          </table:table-cell>
          <table:table-cell/>
          <table:table-cell office:value-type="string" calcext:value-type="string">
            <text:p>https://www.climate.gov/news-features/blogs/beyond-data/2020-us-billion-dollar-weather-and-climate-disasters-historical</text:p>
          </table:table-cell>
        </table:table-row>
        <table:table-row table:style-name="ro1">
          <table:table-cell table:number-columns-repeated="2"/>
          <table:table-cell office:value-type="currency" office:currency="USD" office:value="70000000000" calcext:value-type="currency">
            <text:p>$70,000,000,000.00</text:p>
          </table:table-cell>
          <table:table-cell office:value-type="string" calcext:value-type="string">
            <text:p>Vladimir Putin Net Worth</text:p>
          </table:table-cell>
          <table:table-cell office:value-type="string" calcext:value-type="string">
            <text:p>https://www.celebritynetworth.com/richest-politicians/presidents/vladimir-putin-net-worth/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800000000" calcext:value-type="currency">
            <text:p>$1,800,000,000.00</text:p>
          </table:table-cell>
          <table:table-cell office:value-type="string" calcext:value-type="string">
            <text:p>Kanye West Net Worth</text:p>
          </table:table-cell>
          <table:table-cell office:value-type="string" calcext:value-type="string">
            <text:p>https://www.google.com/search?hl=en&amp;q=kanye%20west%20net%20worth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400000000" calcext:value-type="currency">
            <text:p>$1,400,000,000.00</text:p>
          </table:table-cell>
          <table:table-cell office:value-type="string" calcext:value-type="string">
            <text:p>Jay-Z Net Worth</text:p>
          </table:table-cell>
          <table:table-cell office:value-type="string" calcext:value-type="string">
            <text:p><text:a xlink:href="https://www.cbsnews.com/news/jay-z-deletes-instagram/" xlink:type="simple">https://www.cbsnews.com/news/jay-z-deletes-instagram/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000000000" calcext:value-type="currency">
            <text:p>$1,000,000,000.00</text:p>
          </table:table-cell>
          <table:table-cell office:value-type="string" calcext:value-type="string">
            <text:p>1 Billion Dolla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440000000" calcext:value-type="currency">
            <text:p>$440,000,000.00</text:p>
          </table:table-cell>
          <table:table-cell office:value-type="string" calcext:value-type="string">
            <text:p>Beyonce Net Worth</text:p>
          </table:table-cell>
          <table:table-cell office:value-type="string" calcext:value-type="string">
            <text:p>https://www.yahoo.com/now/much-beyonc-worth-she-turns-230131123.html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80000000" calcext:value-type="currency">
            <text:p>$80,000,000.00</text:p>
          </table:table-cell>
          <table:table-cell office:value-type="string" calcext:value-type="string">
            <text:p>Walter White Meth Profi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7084500" calcext:value-type="currency">
            <text:p>$7,084,500.00</text:p>
          </table:table-cell>
          <table:table-cell office:value-type="string" calcext:value-type="string">
            <text:p>Median House Price in Atherton, CA</text:p>
          </table:table-cell>
          <table:table-cell office:value-type="string" calcext:value-type="string">
            <text:p>https://www.redfin.com/city/820/CA/Atherton/housing-market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6172000" calcext:value-type="currency">
            <text:p>$6,172,000.00</text:p>
          </table:table-cell>
          <table:table-cell office:value-type="string" calcext:value-type="string">
            <text:p>Average lifetime earnings of Doc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4032000" calcext:value-type="currency">
            <text:p>$4,032,000.00</text:p>
          </table:table-cell>
          <table:table-cell office:value-type="string" calcext:value-type="string">
            <text:p>Average lifetime earnings of Law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554000" calcext:value-type="currency">
            <text:p>$3,554,000.00</text:p>
          </table:table-cell>
          <table:table-cell office:value-type="string" calcext:value-type="string">
            <text:p>Average lifetime earnings of Software Engine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155000" calcext:value-type="currency">
            <text:p>$2,155,000.00</text:p>
          </table:table-cell>
          <table:table-cell office:value-type="string" calcext:value-type="string">
            <text:p>Average lifetime earnings of K-8 teach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48000" calcext:value-type="currency">
            <text:p>$1,048,000.00</text:p>
          </table:table-cell>
          <table:table-cell office:value-type="string" calcext:value-type="string">
            <text:p>Average lifetime earning of janitor/custodi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63700" calcext:value-type="currency">
            <text:p>$363,700.00</text:p>
          </table:table-cell>
          <table:table-cell office:value-type="string" calcext:value-type="string">
            <text:p>Median Cost of Home in US</text:p>
          </table:table-cell>
          <table:table-cell office:value-type="string" calcext:value-type="string">
            <text:p><text:a xlink:href="https://www.wsj.com/articles/home-prices-rose-across-u-s-in-third-quarter-11636559054" xlink:type="simple">https://www.wsj.com/articles/home-prices-rose-across-u-s-in-third-quarter-11636559054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00000" calcext:value-type="currency">
            <text:p>$100,000.00</text:p>
          </table:table-cell>
          <table:table-cell office:value-type="string" calcext:value-type="string">
            <text:p>$100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74528" office:value-type="currency" office:currency="USD" office:value="74528" calcext:value-type="currency">
            <text:p>$74,528.00</text:p>
          </table:table-cell>
          <table:table-cell office:value-type="string" calcext:value-type="string">
            <text:p>1 Year Full Tuition at Harvard</text:p>
          </table:table-cell>
          <table:table-cell office:value-type="string" calcext:value-type="string">
            <text:p><text:a xlink:href="https://college.harvard.edu/financial-aid/how-aid-works" xlink:type="simple">https://college.harvard.edu/financial-aid/how-aid-works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65712" calcext:value-type="currency">
            <text:p>$65,712.00</text:p>
          </table:table-cell>
          <table:table-cell office:value-type="string" calcext:value-type="string">
            <text:p>Median US Household Income</text:p>
          </table:table-cell>
          <table:table-cell office:value-type="string" calcext:value-type="string">
            <text:p>https://www.census.gov/library/visualizations/interactive/2019-median-household-income.html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45031" calcext:value-type="currency">
            <text:p>$45,031.00</text:p>
          </table:table-cell>
          <table:table-cell office:value-type="string" calcext:value-type="string">
            <text:p>Average Cost of New Car USA</text:p>
          </table:table-cell>
          <table:table-cell office:value-type="string" calcext:value-type="string">
            <text:p>https://www.cnet.com/roadshow/news/average-new-car-costs-price-increase/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25290" calcext:value-type="currency">
            <text:p>$25,290.00</text:p>
          </table:table-cell>
          <table:table-cell office:value-type="string" calcext:value-type="string">
            <text:p>Average Price of State School</text:p>
          </table:table-cell>
          <table:table-cell office:value-type="string" calcext:value-type="string">
            <text:p><text:a xlink:href="https://www.valuepenguin.com/student-loans/average-cost-of-college" xlink:type="simple">https://www.valuepenguin.com/student-loans/average-cost-of-college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15000" calcext:value-type="currency">
            <text:p>$15,000.00</text:p>
          </table:table-cell>
          <table:table-cell office:value-type="string" calcext:value-type="string">
            <text:p>Birkin Ba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000" calcext:value-type="currency">
            <text:p>$10,000.00</text:p>
          </table:table-cell>
          <table:table-cell office:value-type="string" calcext:value-type="string">
            <text:p>$10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5201" calcext:value-type="currency">
            <text:p>$5,201.00</text:p>
          </table:table-cell>
          <table:table-cell office:value-type="string" calcext:value-type="string">
            <text:p>1 Year Avg. In State Community College Tuition</text:p>
          </table:table-cell>
          <table:table-cell office:value-type="string" calcext:value-type="string">
            <text:p><text:a xlink:href="https://www.communitycollegereview.com/avg-tuition-stats/national-data" xlink:type="simple">https://www.communitycollegereview.com/avg-tuition-stats/national-data</text:a>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USD" office:value="2000" calcext:value-type="currency">
            <text:p>$2,000.00</text:p>
          </table:table-cell>
          <table:table-cell table:style-name="ce7" office:value-type="string" calcext:value-type="string">
            <text:p>Macbook P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$1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ont Blanc P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799" calcext:value-type="currency">
            <text:p>$799.00</text:p>
          </table:table-cell>
          <table:table-cell table:style-name="ce7" office:value-type="string" calcext:value-type="string">
            <text:p>iPh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 office:value-type="string" calcext:value-type="string">
            <text:p>DSLR Cam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528" calcext:value-type="currency">
            <text:p>$528.00</text:p>
          </table:table-cell>
          <table:table-cell office:value-type="string" calcext:value-type="string">
            <text:p>65” Flatscreen T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490" calcext:value-type="currency">
            <text:p>$490.00</text:p>
          </table:table-cell>
          <table:table-cell office:value-type="string" calcext:value-type="string">
            <text:p>Gucci Bel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449" calcext:value-type="currency">
            <text:p>$449.00</text:p>
          </table:table-cell>
          <table:table-cell table:style-name="ce7" office:value-type="string" calcext:value-type="string">
            <text:p>Coachella Tick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79" calcext:value-type="currency">
            <text:p>$379.00</text:p>
          </table:table-cell>
          <table:table-cell office:value-type="string" calcext:value-type="string">
            <text:p>Bose 700 Headpho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49" calcext:value-type="currency">
            <text:p>$249.00</text:p>
          </table:table-cell>
          <table:table-cell table:style-name="ce7" office:value-type="string" calcext:value-type="string">
            <text:p>Airpods P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25" calcext:value-type="currency">
            <text:p>$225.00</text:p>
          </table:table-cell>
          <table:table-cell office:value-type="string" calcext:value-type="string">
            <text:p>Electric Guit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table:style-name="ce7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ll birds pa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60" calcext:value-type="currency">
            <text:p>$60.00</text:p>
          </table:table-cell>
          <table:table-cell office:value-type="string" calcext:value-type="string">
            <text:p>Ounce of We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aniPed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office:value-type="string" calcext:value-type="string">
            <text:p>Bo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2" calcext:value-type="currency">
            <text:p>$12.00</text:p>
          </table:table-cell>
          <table:table-cell office:value-type="string" calcext:value-type="string">
            <text:p>Burri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0" calcext:value-type="currency">
            <text:p>$10.00</text:p>
          </table:table-cell>
          <table:table-cell table:style-name="ce7" office:value-type="currency" office:currency="USD" office:value="10" calcext:value-type="currency">
            <text:p>$10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3.49" calcext:value-type="currency">
            <text:p>$3.49</text:p>
          </table:table-cell>
          <table:table-cell table:style-name="ce7" office:value-type="string" calcext:value-type="string">
            <text:p>Gallon of Mil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table:style-name="ce7" office:value-type="string" calcext:value-type="string">
            <text:p>Cost of Coca C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currency" office:currency="USD" office:value="1" calcext:value-type="currency">
            <text:p>$1.00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Average lifetime earnings of a CE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Average lifetime earnings of a Hedge Fund Manag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Cost of Build Back Better Agend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Cost of Green New De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ttps://www.cgtrader.com/items/2773616/download-page</text:p>
          </table:table-cell>
          <table:table-cell table:number-columns-repeated="2"/>
        </table:table-row>
      </table:table>
      <table:table table:name="US Climate Change Cost Business as Usual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limate Change Business as usual cost estimation interpolation</text:p>
          </table:table-cell>
          <table:table-cell table:number-columns-repeated="4"/>
          <table:table-cell office:value-type="string" calcext:value-type="string">
            <text:p>https://www.nrdc.org/sites/default/files/cost.pd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Cost Per Y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2025" office:value-type="float" office:value="2025" calcext:value-type="float">
            <text:p>2025</text:p>
          </table:table-cell>
          <table:table-cell table:formula="of:=[.C8]" office:value-type="float" office:value="271" calcext:value-type="float">
            <text:p>271</text:p>
          </table:table-cell>
          <table:table-cell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E8]+1" office:value-type="float" office:value="2026" calcext:value-type="float">
            <text:p>2026</text:p>
          </table:table-cell>
          <table:table-cell table:formula="of:=[.F8]+[.$C$14]" office:value-type="float" office:value="280.4" calcext:value-type="float">
            <text:p>280.4</text:p>
          </table:table-cell>
          <table:table-cell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E9]+1" office:value-type="float" office:value="2027" calcext:value-type="float">
            <text:p>2027</text:p>
          </table:table-cell>
          <table:table-cell table:formula="of:=[.F9]+[.$C$14]" office:value-type="float" office:value="289.8" calcext:value-type="float">
            <text:p>289.8</text:p>
          </table:table-cell>
          <table:table-cell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873" calcext:value-type="float">
            <text:p>1873</text:p>
          </table:table-cell>
          <table:table-cell/>
          <table:table-cell table:formula="of:=[.E10]+1" office:value-type="float" office:value="2028" calcext:value-type="float">
            <text:p>2028</text:p>
          </table:table-cell>
          <table:table-cell table:formula="of:=[.F10]+[.$C$14]" office:value-type="float" office:value="299.2" calcext:value-type="float">
            <text:p>299.2</text:p>
          </table:table-cell>
          <table:table-cell/>
        </table:table-row>
        <table:table-row table:style-name="ro1">
          <table:table-cell table:number-columns-repeated="4"/>
          <table:table-cell table:formula="of:=[.E11]+1" office:value-type="float" office:value="2029" calcext:value-type="float">
            <text:p>2029</text:p>
          </table:table-cell>
          <table:table-cell table:formula="of:=[.F11]+[.$C$14]" office:value-type="float" office:value="308.6" calcext:value-type="float">
            <text:p>308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ar Range</text:p>
          </table:table-cell>
          <table:table-cell office:value-type="string" calcext:value-type="string">
            <text:p>Linear Increase Per Year</text:p>
          </table:table-cell>
          <table:table-cell/>
          <table:table-cell table:formula="of:=[.E12]+1" office:value-type="float" office:value="2030" calcext:value-type="float">
            <text:p>2030</text:p>
          </table:table-cell>
          <table:table-cell table:formula="of:=[.F12]+[.$C$14]"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25-2050</text:p>
          </table:table-cell>
          <table:table-cell table:formula="of:=([.C9]-[.C8])/25" office:value-type="float" office:value="9.4" calcext:value-type="float">
            <text:p>9.4</text:p>
          </table:table-cell>
          <table:table-cell/>
          <table:table-cell table:formula="of:=[.E13]+1" office:value-type="float" office:value="2031" calcext:value-type="float">
            <text:p>2031</text:p>
          </table:table-cell>
          <table:table-cell table:formula="of:=[.F13]+[.$C$14]" office:value-type="float" office:value="327.4" calcext:value-type="float">
            <text:p>327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50-2075</text:p>
          </table:table-cell>
          <table:table-cell table:formula="of:=([.C10]-[.C9])/25" office:value-type="float" office:value="18.2" calcext:value-type="float">
            <text:p>18.2</text:p>
          </table:table-cell>
          <table:table-cell/>
          <table:table-cell table:formula="of:=[.E14]+1" office:value-type="float" office:value="2032" calcext:value-type="float">
            <text:p>2032</text:p>
          </table:table-cell>
          <table:table-cell table:formula="of:=[.F14]+[.$C$14]" office:value-type="float" office:value="336.8" calcext:value-type="float">
            <text:p>336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5-2100</text:p>
          </table:table-cell>
          <table:table-cell table:formula="of:=([.C11]-[.C10])/25" office:value-type="float" office:value="36.48" calcext:value-type="float">
            <text:p>36.48</text:p>
          </table:table-cell>
          <table:table-cell/>
          <table:table-cell table:formula="of:=[.E15]+1" office:value-type="float" office:value="2033" calcext:value-type="float">
            <text:p>2033</text:p>
          </table:table-cell>
          <table:table-cell table:formula="of:=[.F15]+[.$C$14]" office:value-type="float" office:value="346.2" calcext:value-type="float">
            <text:p>346.2</text:p>
          </table:table-cell>
          <table:table-cell/>
        </table:table-row>
        <table:table-row table:style-name="ro1">
          <table:table-cell table:number-columns-repeated="4"/>
          <table:table-cell table:formula="of:=[.E16]+1" office:value-type="float" office:value="2034" calcext:value-type="float">
            <text:p>2034</text:p>
          </table:table-cell>
          <table:table-cell table:formula="of:=[.F16]+[.$C$14]" office:value-type="float" office:value="355.6" calcext:value-type="float">
            <text:p>355.6</text:p>
          </table:table-cell>
          <table:table-cell/>
        </table:table-row>
        <table:table-row table:style-name="ro1">
          <table:table-cell table:number-columns-repeated="4"/>
          <table:table-cell table:formula="of:=[.E17]+1" office:value-type="float" office:value="2035" calcext:value-type="float">
            <text:p>2035</text:p>
          </table:table-cell>
          <table:table-cell table:formula="of:=[.F17]+[.$C$14]" office:value-type="float" office:value="365" calcext:value-type="float">
            <text:p>365</text:p>
          </table:table-cell>
          <table:table-cell/>
        </table:table-row>
        <table:table-row table:style-name="ro1">
          <table:table-cell table:number-columns-repeated="4"/>
          <table:table-cell table:formula="of:=[.E18]+1" office:value-type="float" office:value="2036" calcext:value-type="float">
            <text:p>2036</text:p>
          </table:table-cell>
          <table:table-cell table:formula="of:=[.F18]+[.$C$14]" office:value-type="float" office:value="374.4" calcext:value-type="float">
            <text:p>374.4</text:p>
          </table:table-cell>
          <table:table-cell/>
        </table:table-row>
        <table:table-row table:style-name="ro1">
          <table:table-cell table:number-columns-repeated="4"/>
          <table:table-cell table:formula="of:=[.E19]+1" office:value-type="float" office:value="2037" calcext:value-type="float">
            <text:p>2037</text:p>
          </table:table-cell>
          <table:table-cell table:formula="of:=[.F19]+[.$C$14]" office:value-type="float" office:value="383.8" calcext:value-type="float">
            <text:p>383.8</text:p>
          </table:table-cell>
          <table:table-cell/>
        </table:table-row>
        <table:table-row table:style-name="ro1">
          <table:table-cell table:number-columns-repeated="4"/>
          <table:table-cell table:formula="of:=[.E20]+1" office:value-type="float" office:value="2038" calcext:value-type="float">
            <text:p>2038</text:p>
          </table:table-cell>
          <table:table-cell table:formula="of:=[.F20]+[.$C$14]" office:value-type="float" office:value="393.2" calcext:value-type="float">
            <text:p>393.2</text:p>
          </table:table-cell>
          <table:table-cell/>
        </table:table-row>
        <table:table-row table:style-name="ro1">
          <table:table-cell table:number-columns-repeated="4"/>
          <table:table-cell table:formula="of:=[.E21]+1" office:value-type="float" office:value="2039" calcext:value-type="float">
            <text:p>2039</text:p>
          </table:table-cell>
          <table:table-cell table:formula="of:=[.F21]+[.$C$14]" office:value-type="float" office:value="402.6" calcext:value-type="float">
            <text:p>402.6</text:p>
          </table:table-cell>
          <table:table-cell/>
        </table:table-row>
        <table:table-row table:style-name="ro1">
          <table:table-cell table:number-columns-repeated="4"/>
          <table:table-cell table:formula="of:=[.E22]+1" office:value-type="float" office:value="2040" calcext:value-type="float">
            <text:p>2040</text:p>
          </table:table-cell>
          <table:table-cell table:formula="of:=[.F22]+[.$C$14]" office:value-type="float" office:value="412" calcext:value-type="float">
            <text:p>412</text:p>
          </table:table-cell>
          <table:table-cell/>
        </table:table-row>
        <table:table-row table:style-name="ro1">
          <table:table-cell table:number-columns-repeated="4"/>
          <table:table-cell table:formula="of:=[.E23]+1" office:value-type="float" office:value="2041" calcext:value-type="float">
            <text:p>2041</text:p>
          </table:table-cell>
          <table:table-cell table:formula="of:=[.F23]+[.$C$14]" office:value-type="float" office:value="421.4" calcext:value-type="float">
            <text:p>421.4</text:p>
          </table:table-cell>
          <table:table-cell/>
        </table:table-row>
        <table:table-row table:style-name="ro1">
          <table:table-cell table:number-columns-repeated="4"/>
          <table:table-cell table:formula="of:=[.E24]+1" office:value-type="float" office:value="2042" calcext:value-type="float">
            <text:p>2042</text:p>
          </table:table-cell>
          <table:table-cell table:formula="of:=[.F24]+[.$C$14]" office:value-type="float" office:value="430.8" calcext:value-type="float">
            <text:p>430.8</text:p>
          </table:table-cell>
          <table:table-cell/>
        </table:table-row>
        <table:table-row table:style-name="ro1">
          <table:table-cell table:number-columns-repeated="4"/>
          <table:table-cell table:formula="of:=[.E25]+1" office:value-type="float" office:value="2043" calcext:value-type="float">
            <text:p>2043</text:p>
          </table:table-cell>
          <table:table-cell table:formula="of:=[.F25]+[.$C$14]" office:value-type="float" office:value="440.2" calcext:value-type="float">
            <text:p>440.2</text:p>
          </table:table-cell>
          <table:table-cell/>
        </table:table-row>
        <table:table-row table:style-name="ro1">
          <table:table-cell table:number-columns-repeated="4"/>
          <table:table-cell table:formula="of:=[.E26]+1" office:value-type="float" office:value="2044" calcext:value-type="float">
            <text:p>2044</text:p>
          </table:table-cell>
          <table:table-cell table:formula="of:=[.F26]+[.$C$14]" office:value-type="float" office:value="449.6" calcext:value-type="float">
            <text:p>449.6</text:p>
          </table:table-cell>
          <table:table-cell/>
        </table:table-row>
        <table:table-row table:style-name="ro1">
          <table:table-cell table:number-columns-repeated="4"/>
          <table:table-cell table:formula="of:=[.E27]+1" office:value-type="float" office:value="2045" calcext:value-type="float">
            <text:p>2045</text:p>
          </table:table-cell>
          <table:table-cell table:formula="of:=[.F27]+[.$C$14]" office:value-type="float" office:value="459" calcext:value-type="float">
            <text:p>459</text:p>
          </table:table-cell>
          <table:table-cell/>
        </table:table-row>
        <table:table-row table:style-name="ro1">
          <table:table-cell table:number-columns-repeated="4"/>
          <table:table-cell table:formula="of:=[.E28]+1" office:value-type="float" office:value="2046" calcext:value-type="float">
            <text:p>2046</text:p>
          </table:table-cell>
          <table:table-cell table:formula="of:=[.F28]+[.$C$14]" office:value-type="float" office:value="468.4" calcext:value-type="float">
            <text:p>468.4</text:p>
          </table:table-cell>
          <table:table-cell/>
        </table:table-row>
        <table:table-row table:style-name="ro1">
          <table:table-cell table:number-columns-repeated="4"/>
          <table:table-cell table:formula="of:=[.E29]+1" office:value-type="float" office:value="2047" calcext:value-type="float">
            <text:p>2047</text:p>
          </table:table-cell>
          <table:table-cell table:formula="of:=[.F29]+[.$C$14]" office:value-type="float" office:value="477.8" calcext:value-type="float">
            <text:p>477.8</text:p>
          </table:table-cell>
          <table:table-cell/>
        </table:table-row>
        <table:table-row table:style-name="ro1">
          <table:table-cell table:number-columns-repeated="4"/>
          <table:table-cell table:formula="of:=[.E30]+1" office:value-type="float" office:value="2048" calcext:value-type="float">
            <text:p>2048</text:p>
          </table:table-cell>
          <table:table-cell table:formula="of:=[.F30]+[.$C$14]" office:value-type="float" office:value="487.199999999999" calcext:value-type="float">
            <text:p>487.199999999999</text:p>
          </table:table-cell>
          <table:table-cell/>
        </table:table-row>
        <table:table-row table:style-name="ro1">
          <table:table-cell table:number-columns-repeated="4"/>
          <table:table-cell table:formula="of:=[.E31]+1" office:value-type="float" office:value="2049" calcext:value-type="float">
            <text:p>2049</text:p>
          </table:table-cell>
          <table:table-cell table:formula="of:=[.F31]+[.$C$14]" office:value-type="float" office:value="496.6" calcext:value-type="float">
            <text:p>496.6</text:p>
          </table:table-cell>
          <table:table-cell/>
        </table:table-row>
        <table:table-row table:style-name="ro1">
          <table:table-cell table:number-columns-repeated="4"/>
          <table:table-cell table:formula="of:=[.E32]+1" office:value-type="float" office:value="2050" calcext:value-type="float">
            <text:p>2050</text:p>
          </table:table-cell>
          <table:table-cell table:formula="of:=[.C9]" office:value-type="float" office:value="506" calcext:value-type="float">
            <text:p>506</text:p>
          </table:table-cell>
          <table:table-cell/>
        </table:table-row>
        <table:table-row table:style-name="ro1">
          <table:table-cell table:number-columns-repeated="4"/>
          <table:table-cell table:formula="of:=[.E33]+1" office:value-type="float" office:value="2051" calcext:value-type="float">
            <text:p>2051</text:p>
          </table:table-cell>
          <table:table-cell table:formula="of:=[.F33]+[.$C$15]" office:value-type="float" office:value="524.2" calcext:value-type="float">
            <text:p>524.2</text:p>
          </table:table-cell>
          <table:table-cell/>
        </table:table-row>
        <table:table-row table:style-name="ro1">
          <table:table-cell table:number-columns-repeated="4"/>
          <table:table-cell table:formula="of:=[.E34]+1" office:value-type="float" office:value="2052" calcext:value-type="float">
            <text:p>2052</text:p>
          </table:table-cell>
          <table:table-cell table:formula="of:=[.F34]+[.$C$15]" office:value-type="float" office:value="542.4" calcext:value-type="float">
            <text:p>542.4</text:p>
          </table:table-cell>
          <table:table-cell/>
        </table:table-row>
        <table:table-row table:style-name="ro1">
          <table:table-cell table:number-columns-repeated="4"/>
          <table:table-cell table:formula="of:=[.E35]+1" office:value-type="float" office:value="2053" calcext:value-type="float">
            <text:p>2053</text:p>
          </table:table-cell>
          <table:table-cell table:formula="of:=[.F35]+[.$C$15]" office:value-type="float" office:value="560.6" calcext:value-type="float">
            <text:p>560.6</text:p>
          </table:table-cell>
          <table:table-cell/>
        </table:table-row>
        <table:table-row table:style-name="ro1">
          <table:table-cell table:number-columns-repeated="4"/>
          <table:table-cell table:formula="of:=[.E36]+1" office:value-type="float" office:value="2054" calcext:value-type="float">
            <text:p>2054</text:p>
          </table:table-cell>
          <table:table-cell table:formula="of:=[.F36]+[.$C$15]" office:value-type="float" office:value="578.8" calcext:value-type="float">
            <text:p>578.8</text:p>
          </table:table-cell>
          <table:table-cell/>
        </table:table-row>
        <table:table-row table:style-name="ro1">
          <table:table-cell table:number-columns-repeated="4"/>
          <table:table-cell table:formula="of:=[.E37]+1" office:value-type="float" office:value="2055" calcext:value-type="float">
            <text:p>2055</text:p>
          </table:table-cell>
          <table:table-cell table:formula="of:=[.F37]+[.$C$15]" office:value-type="float" office:value="597" calcext:value-type="float">
            <text:p>597</text:p>
          </table:table-cell>
          <table:table-cell/>
        </table:table-row>
        <table:table-row table:style-name="ro1">
          <table:table-cell table:number-columns-repeated="4"/>
          <table:table-cell table:formula="of:=[.E38]+1" office:value-type="float" office:value="2056" calcext:value-type="float">
            <text:p>2056</text:p>
          </table:table-cell>
          <table:table-cell table:formula="of:=[.F38]+[.$C$15]" office:value-type="float" office:value="615.2" calcext:value-type="float">
            <text:p>615.2</text:p>
          </table:table-cell>
          <table:table-cell/>
        </table:table-row>
        <table:table-row table:style-name="ro1">
          <table:table-cell table:number-columns-repeated="4"/>
          <table:table-cell table:formula="of:=[.E39]+1" office:value-type="float" office:value="2057" calcext:value-type="float">
            <text:p>2057</text:p>
          </table:table-cell>
          <table:table-cell table:formula="of:=[.F39]+[.$C$15]" office:value-type="float" office:value="633.4" calcext:value-type="float">
            <text:p>633.4</text:p>
          </table:table-cell>
          <table:table-cell/>
        </table:table-row>
        <table:table-row table:style-name="ro1">
          <table:table-cell table:number-columns-repeated="4"/>
          <table:table-cell table:formula="of:=[.E40]+1" office:value-type="float" office:value="2058" calcext:value-type="float">
            <text:p>2058</text:p>
          </table:table-cell>
          <table:table-cell table:formula="of:=[.F40]+[.$C$15]" office:value-type="float" office:value="651.6" calcext:value-type="float">
            <text:p>651.6</text:p>
          </table:table-cell>
          <table:table-cell/>
        </table:table-row>
        <table:table-row table:style-name="ro1">
          <table:table-cell table:number-columns-repeated="4"/>
          <table:table-cell table:formula="of:=[.E41]+1" office:value-type="float" office:value="2059" calcext:value-type="float">
            <text:p>2059</text:p>
          </table:table-cell>
          <table:table-cell table:formula="of:=[.F41]+[.$C$15]" office:value-type="float" office:value="669.8" calcext:value-type="float">
            <text:p>669.8</text:p>
          </table:table-cell>
          <table:table-cell/>
        </table:table-row>
        <table:table-row table:style-name="ro1">
          <table:table-cell table:number-columns-repeated="4"/>
          <table:table-cell table:formula="of:=[.E42]+1" office:value-type="float" office:value="2060" calcext:value-type="float">
            <text:p>2060</text:p>
          </table:table-cell>
          <table:table-cell table:formula="of:=[.F42]+[.$C$15]" office:value-type="float" office:value="688" calcext:value-type="float">
            <text:p>688</text:p>
          </table:table-cell>
          <table:table-cell/>
        </table:table-row>
        <table:table-row table:style-name="ro1">
          <table:table-cell table:number-columns-repeated="4"/>
          <table:table-cell table:formula="of:=[.E43]+1" office:value-type="float" office:value="2061" calcext:value-type="float">
            <text:p>2061</text:p>
          </table:table-cell>
          <table:table-cell table:formula="of:=[.F43]+[.$C$15]" office:value-type="float" office:value="706.200000000001" calcext:value-type="float">
            <text:p>706.200000000001</text:p>
          </table:table-cell>
          <table:table-cell/>
        </table:table-row>
        <table:table-row table:style-name="ro1">
          <table:table-cell table:number-columns-repeated="4"/>
          <table:table-cell table:formula="of:=[.E44]+1" office:value-type="float" office:value="2062" calcext:value-type="float">
            <text:p>2062</text:p>
          </table:table-cell>
          <table:table-cell table:formula="of:=[.F44]+[.$C$15]" office:value-type="float" office:value="724.400000000001" calcext:value-type="float">
            <text:p>724.400000000001</text:p>
          </table:table-cell>
          <table:table-cell/>
        </table:table-row>
        <table:table-row table:style-name="ro1">
          <table:table-cell table:number-columns-repeated="4"/>
          <table:table-cell table:formula="of:=[.E45]+1" office:value-type="float" office:value="2063" calcext:value-type="float">
            <text:p>2063</text:p>
          </table:table-cell>
          <table:table-cell table:formula="of:=[.F45]+[.$C$15]" office:value-type="float" office:value="742.600000000001" calcext:value-type="float">
            <text:p>742.600000000001</text:p>
          </table:table-cell>
          <table:table-cell/>
        </table:table-row>
        <table:table-row table:style-name="ro1">
          <table:table-cell table:number-columns-repeated="4"/>
          <table:table-cell table:formula="of:=[.E46]+1" office:value-type="float" office:value="2064" calcext:value-type="float">
            <text:p>2064</text:p>
          </table:table-cell>
          <table:table-cell table:formula="of:=[.F46]+[.$C$15]" office:value-type="float" office:value="760.800000000001" calcext:value-type="float">
            <text:p>760.800000000001</text:p>
          </table:table-cell>
          <table:table-cell/>
        </table:table-row>
        <table:table-row table:style-name="ro1">
          <table:table-cell table:number-columns-repeated="4"/>
          <table:table-cell table:formula="of:=[.E47]+1" office:value-type="float" office:value="2065" calcext:value-type="float">
            <text:p>2065</text:p>
          </table:table-cell>
          <table:table-cell table:formula="of:=[.F47]+[.$C$15]" office:value-type="float" office:value="779.000000000001" calcext:value-type="float">
            <text:p>779.000000000001</text:p>
          </table:table-cell>
          <table:table-cell/>
        </table:table-row>
        <table:table-row table:style-name="ro1">
          <table:table-cell table:number-columns-repeated="4"/>
          <table:table-cell table:formula="of:=[.E48]+1" office:value-type="float" office:value="2066" calcext:value-type="float">
            <text:p>2066</text:p>
          </table:table-cell>
          <table:table-cell table:formula="of:=[.F48]+[.$C$15]" office:value-type="float" office:value="797.200000000001" calcext:value-type="float">
            <text:p>797.200000000001</text:p>
          </table:table-cell>
          <table:table-cell/>
        </table:table-row>
        <table:table-row table:style-name="ro1">
          <table:table-cell table:number-columns-repeated="4"/>
          <table:table-cell table:formula="of:=[.E49]+1" office:value-type="float" office:value="2067" calcext:value-type="float">
            <text:p>2067</text:p>
          </table:table-cell>
          <table:table-cell table:formula="of:=[.F49]+[.$C$15]" office:value-type="float" office:value="815.400000000001" calcext:value-type="float">
            <text:p>815.400000000001</text:p>
          </table:table-cell>
          <table:table-cell/>
        </table:table-row>
        <table:table-row table:style-name="ro1">
          <table:table-cell table:number-columns-repeated="4"/>
          <table:table-cell table:formula="of:=[.E50]+1" office:value-type="float" office:value="2068" calcext:value-type="float">
            <text:p>2068</text:p>
          </table:table-cell>
          <table:table-cell table:formula="of:=[.F50]+[.$C$15]" office:value-type="float" office:value="833.600000000001" calcext:value-type="float">
            <text:p>833.600000000001</text:p>
          </table:table-cell>
          <table:table-cell/>
        </table:table-row>
        <table:table-row table:style-name="ro1">
          <table:table-cell table:number-columns-repeated="4"/>
          <table:table-cell table:formula="of:=[.E51]+1" office:value-type="float" office:value="2069" calcext:value-type="float">
            <text:p>2069</text:p>
          </table:table-cell>
          <table:table-cell table:formula="of:=[.F51]+[.$C$15]" office:value-type="float" office:value="851.800000000001" calcext:value-type="float">
            <text:p>851.800000000001</text:p>
          </table:table-cell>
          <table:table-cell/>
        </table:table-row>
        <table:table-row table:style-name="ro1">
          <table:table-cell table:number-columns-repeated="4"/>
          <table:table-cell table:formula="of:=[.E52]+1" office:value-type="float" office:value="2070" calcext:value-type="float">
            <text:p>2070</text:p>
          </table:table-cell>
          <table:table-cell table:formula="of:=[.F52]+[.$C$15]" office:value-type="float" office:value="870.000000000001" calcext:value-type="float">
            <text:p>870.000000000001</text:p>
          </table:table-cell>
          <table:table-cell/>
        </table:table-row>
        <table:table-row table:style-name="ro1">
          <table:table-cell table:number-columns-repeated="4"/>
          <table:table-cell table:formula="of:=[.E53]+1" office:value-type="float" office:value="2071" calcext:value-type="float">
            <text:p>2071</text:p>
          </table:table-cell>
          <table:table-cell table:formula="of:=[.F53]+[.$C$15]" office:value-type="float" office:value="888.200000000001" calcext:value-type="float">
            <text:p>888.200000000001</text:p>
          </table:table-cell>
          <table:table-cell/>
        </table:table-row>
        <table:table-row table:style-name="ro1">
          <table:table-cell table:number-columns-repeated="4"/>
          <table:table-cell table:formula="of:=[.E54]+1" office:value-type="float" office:value="2072" calcext:value-type="float">
            <text:p>2072</text:p>
          </table:table-cell>
          <table:table-cell table:formula="of:=[.F54]+[.$C$15]" office:value-type="float" office:value="906.400000000001" calcext:value-type="float">
            <text:p>906.400000000001</text:p>
          </table:table-cell>
          <table:table-cell/>
        </table:table-row>
        <table:table-row table:style-name="ro1">
          <table:table-cell table:number-columns-repeated="4"/>
          <table:table-cell table:formula="of:=[.E55]+1" office:value-type="float" office:value="2073" calcext:value-type="float">
            <text:p>2073</text:p>
          </table:table-cell>
          <table:table-cell table:formula="of:=[.F55]+[.$C$15]" office:value-type="float" office:value="924.600000000001" calcext:value-type="float">
            <text:p>924.600000000001</text:p>
          </table:table-cell>
          <table:table-cell/>
        </table:table-row>
        <table:table-row table:style-name="ro1">
          <table:table-cell table:number-columns-repeated="4"/>
          <table:table-cell table:formula="of:=[.E56]+1" office:value-type="float" office:value="2074" calcext:value-type="float">
            <text:p>2074</text:p>
          </table:table-cell>
          <table:table-cell table:formula="of:=[.F56]+[.$C$15]" office:value-type="float" office:value="942.800000000001" calcext:value-type="float">
            <text:p>942.800000000001</text:p>
          </table:table-cell>
          <table:table-cell/>
        </table:table-row>
        <table:table-row table:style-name="ro1">
          <table:table-cell table:number-columns-repeated="4"/>
          <table:table-cell table:formula="of:=[.E57]+1" office:value-type="float" office:value="2075" calcext:value-type="float">
            <text:p>2075</text:p>
          </table:table-cell>
          <table:table-cell table:formula="of:=[.C10]" office:value-type="float" office:value="961" calcext:value-type="float">
            <text:p>961</text:p>
          </table:table-cell>
          <table:table-cell/>
        </table:table-row>
        <table:table-row table:style-name="ro1">
          <table:table-cell table:number-columns-repeated="4"/>
          <table:table-cell table:formula="of:=[.E58]+1" office:value-type="float" office:value="2076" calcext:value-type="float">
            <text:p>2076</text:p>
          </table:table-cell>
          <table:table-cell table:formula="of:=[.F58]+[.$C$16]" office:value-type="float" office:value="997.48" calcext:value-type="float">
            <text:p>997.48</text:p>
          </table:table-cell>
          <table:table-cell/>
        </table:table-row>
        <table:table-row table:style-name="ro1">
          <table:table-cell table:number-columns-repeated="4"/>
          <table:table-cell table:formula="of:=[.E59]+1" office:value-type="float" office:value="2077" calcext:value-type="float">
            <text:p>2077</text:p>
          </table:table-cell>
          <table:table-cell table:formula="of:=[.F59]+[.$C$16]" office:value-type="float" office:value="1033.96" calcext:value-type="float">
            <text:p>1033.96</text:p>
          </table:table-cell>
          <table:table-cell/>
        </table:table-row>
        <table:table-row table:style-name="ro1">
          <table:table-cell table:number-columns-repeated="4"/>
          <table:table-cell table:formula="of:=[.E60]+1" office:value-type="float" office:value="2078" calcext:value-type="float">
            <text:p>2078</text:p>
          </table:table-cell>
          <table:table-cell table:formula="of:=[.F60]+[.$C$16]" office:value-type="float" office:value="1070.44" calcext:value-type="float">
            <text:p>1070.44</text:p>
          </table:table-cell>
          <table:table-cell/>
        </table:table-row>
        <table:table-row table:style-name="ro1">
          <table:table-cell table:number-columns-repeated="4"/>
          <table:table-cell table:formula="of:=[.E61]+1" office:value-type="float" office:value="2079" calcext:value-type="float">
            <text:p>2079</text:p>
          </table:table-cell>
          <table:table-cell table:formula="of:=[.F61]+[.$C$16]" office:value-type="float" office:value="1106.92" calcext:value-type="float">
            <text:p>1106.92</text:p>
          </table:table-cell>
          <table:table-cell/>
        </table:table-row>
        <table:table-row table:style-name="ro1">
          <table:table-cell table:number-columns-repeated="4"/>
          <table:table-cell table:formula="of:=[.E62]+1" office:value-type="float" office:value="2080" calcext:value-type="float">
            <text:p>2080</text:p>
          </table:table-cell>
          <table:table-cell table:formula="of:=[.F62]+[.$C$16]" office:value-type="float" office:value="1143.4" calcext:value-type="float">
            <text:p>1143.4</text:p>
          </table:table-cell>
          <table:table-cell/>
        </table:table-row>
        <table:table-row table:style-name="ro1">
          <table:table-cell table:number-columns-repeated="4"/>
          <table:table-cell table:formula="of:=[.E63]+1" office:value-type="float" office:value="2081" calcext:value-type="float">
            <text:p>2081</text:p>
          </table:table-cell>
          <table:table-cell table:formula="of:=[.F63]+[.$C$16]" office:value-type="float" office:value="1179.88" calcext:value-type="float">
            <text:p>1179.88</text:p>
          </table:table-cell>
          <table:table-cell/>
        </table:table-row>
        <table:table-row table:style-name="ro1">
          <table:table-cell table:number-columns-repeated="4"/>
          <table:table-cell table:formula="of:=[.E64]+1" office:value-type="float" office:value="2082" calcext:value-type="float">
            <text:p>2082</text:p>
          </table:table-cell>
          <table:table-cell table:formula="of:=[.F64]+[.$C$16]" office:value-type="float" office:value="1216.36" calcext:value-type="float">
            <text:p>1216.36</text:p>
          </table:table-cell>
          <table:table-cell/>
        </table:table-row>
        <table:table-row table:style-name="ro1">
          <table:table-cell table:number-columns-repeated="4"/>
          <table:table-cell table:formula="of:=[.E65]+1" office:value-type="float" office:value="2083" calcext:value-type="float">
            <text:p>2083</text:p>
          </table:table-cell>
          <table:table-cell table:formula="of:=[.F65]+[.$C$16]" office:value-type="float" office:value="1252.84" calcext:value-type="float">
            <text:p>1252.84</text:p>
          </table:table-cell>
          <table:table-cell/>
        </table:table-row>
        <table:table-row table:style-name="ro1">
          <table:table-cell table:number-columns-repeated="4"/>
          <table:table-cell table:formula="of:=[.E66]+1" office:value-type="float" office:value="2084" calcext:value-type="float">
            <text:p>2084</text:p>
          </table:table-cell>
          <table:table-cell table:formula="of:=[.F66]+[.$C$16]" office:value-type="float" office:value="1289.32" calcext:value-type="float">
            <text:p>1289.32</text:p>
          </table:table-cell>
          <table:table-cell/>
        </table:table-row>
        <table:table-row table:style-name="ro1">
          <table:table-cell table:number-columns-repeated="4"/>
          <table:table-cell table:formula="of:=[.E67]+1" office:value-type="float" office:value="2085" calcext:value-type="float">
            <text:p>2085</text:p>
          </table:table-cell>
          <table:table-cell table:formula="of:=[.F67]+[.$C$16]" office:value-type="float" office:value="1325.8" calcext:value-type="float">
            <text:p>1325.8</text:p>
          </table:table-cell>
          <table:table-cell/>
        </table:table-row>
        <table:table-row table:style-name="ro1">
          <table:table-cell table:number-columns-repeated="4"/>
          <table:table-cell table:formula="of:=[.E68]+1" office:value-type="float" office:value="2086" calcext:value-type="float">
            <text:p>2086</text:p>
          </table:table-cell>
          <table:table-cell table:formula="of:=[.F68]+[.$C$16]" office:value-type="float" office:value="1362.28" calcext:value-type="float">
            <text:p>1362.28</text:p>
          </table:table-cell>
          <table:table-cell/>
        </table:table-row>
        <table:table-row table:style-name="ro1">
          <table:table-cell table:number-columns-repeated="4"/>
          <table:table-cell table:formula="of:=[.E69]+1" office:value-type="float" office:value="2087" calcext:value-type="float">
            <text:p>2087</text:p>
          </table:table-cell>
          <table:table-cell table:formula="of:=[.F69]+[.$C$16]" office:value-type="float" office:value="1398.76" calcext:value-type="float">
            <text:p>1398.76</text:p>
          </table:table-cell>
          <table:table-cell/>
        </table:table-row>
        <table:table-row table:style-name="ro1">
          <table:table-cell table:number-columns-repeated="4"/>
          <table:table-cell table:formula="of:=[.E70]+1" office:value-type="float" office:value="2088" calcext:value-type="float">
            <text:p>2088</text:p>
          </table:table-cell>
          <table:table-cell table:formula="of:=[.F70]+[.$C$16]" office:value-type="float" office:value="1435.24" calcext:value-type="float">
            <text:p>1435.24</text:p>
          </table:table-cell>
          <table:table-cell/>
        </table:table-row>
        <table:table-row table:style-name="ro1">
          <table:table-cell table:number-columns-repeated="4"/>
          <table:table-cell table:formula="of:=[.E71]+1" office:value-type="float" office:value="2089" calcext:value-type="float">
            <text:p>2089</text:p>
          </table:table-cell>
          <table:table-cell table:formula="of:=[.F71]+[.$C$16]" office:value-type="float" office:value="1471.72" calcext:value-type="float">
            <text:p>1471.72</text:p>
          </table:table-cell>
          <table:table-cell/>
        </table:table-row>
        <table:table-row table:style-name="ro1">
          <table:table-cell table:number-columns-repeated="4"/>
          <table:table-cell table:formula="of:=[.E72]+1" office:value-type="float" office:value="2090" calcext:value-type="float">
            <text:p>2090</text:p>
          </table:table-cell>
          <table:table-cell table:formula="of:=[.F72]+[.$C$16]" office:value-type="float" office:value="1508.2" calcext:value-type="float">
            <text:p>1508.2</text:p>
          </table:table-cell>
          <table:table-cell/>
        </table:table-row>
        <table:table-row table:style-name="ro1">
          <table:table-cell table:number-columns-repeated="4"/>
          <table:table-cell table:formula="of:=[.E73]+1" office:value-type="float" office:value="2091" calcext:value-type="float">
            <text:p>2091</text:p>
          </table:table-cell>
          <table:table-cell table:formula="of:=[.F73]+[.$C$16]" office:value-type="float" office:value="1544.68" calcext:value-type="float">
            <text:p>1544.68</text:p>
          </table:table-cell>
          <table:table-cell/>
        </table:table-row>
        <table:table-row table:style-name="ro1">
          <table:table-cell table:number-columns-repeated="4"/>
          <table:table-cell table:formula="of:=[.E74]+1" office:value-type="float" office:value="2092" calcext:value-type="float">
            <text:p>2092</text:p>
          </table:table-cell>
          <table:table-cell table:formula="of:=[.F74]+[.$C$16]" office:value-type="float" office:value="1581.16" calcext:value-type="float">
            <text:p>1581.16</text:p>
          </table:table-cell>
          <table:table-cell/>
        </table:table-row>
        <table:table-row table:style-name="ro1">
          <table:table-cell table:number-columns-repeated="4"/>
          <table:table-cell table:formula="of:=[.E75]+1" office:value-type="float" office:value="2093" calcext:value-type="float">
            <text:p>2093</text:p>
          </table:table-cell>
          <table:table-cell table:formula="of:=[.F75]+[.$C$16]" office:value-type="float" office:value="1617.64" calcext:value-type="float">
            <text:p>1617.64</text:p>
          </table:table-cell>
          <table:table-cell/>
        </table:table-row>
        <table:table-row table:style-name="ro1">
          <table:table-cell table:number-columns-repeated="4"/>
          <table:table-cell table:formula="of:=[.E76]+1" office:value-type="float" office:value="2094" calcext:value-type="float">
            <text:p>2094</text:p>
          </table:table-cell>
          <table:table-cell table:formula="of:=[.F76]+[.$C$16]" office:value-type="float" office:value="1654.12" calcext:value-type="float">
            <text:p>1654.12</text:p>
          </table:table-cell>
          <table:table-cell/>
        </table:table-row>
        <table:table-row table:style-name="ro1">
          <table:table-cell table:number-columns-repeated="4"/>
          <table:table-cell table:formula="of:=[.E77]+1" office:value-type="float" office:value="2095" calcext:value-type="float">
            <text:p>2095</text:p>
          </table:table-cell>
          <table:table-cell table:formula="of:=[.F77]+[.$C$16]" office:value-type="float" office:value="1690.6" calcext:value-type="float">
            <text:p>1690.6</text:p>
          </table:table-cell>
          <table:table-cell/>
        </table:table-row>
        <table:table-row table:style-name="ro1">
          <table:table-cell table:number-columns-repeated="4"/>
          <table:table-cell table:formula="of:=[.E78]+1" office:value-type="float" office:value="2096" calcext:value-type="float">
            <text:p>2096</text:p>
          </table:table-cell>
          <table:table-cell table:formula="of:=[.F78]+[.$C$16]" office:value-type="float" office:value="1727.08" calcext:value-type="float">
            <text:p>1727.08</text:p>
          </table:table-cell>
          <table:table-cell/>
        </table:table-row>
        <table:table-row table:style-name="ro1">
          <table:table-cell table:number-columns-repeated="4"/>
          <table:table-cell table:formula="of:=[.E79]+1" office:value-type="float" office:value="2097" calcext:value-type="float">
            <text:p>2097</text:p>
          </table:table-cell>
          <table:table-cell table:formula="of:=[.F79]+[.$C$16]" office:value-type="float" office:value="1763.56" calcext:value-type="float">
            <text:p>1763.56</text:p>
          </table:table-cell>
          <table:table-cell/>
        </table:table-row>
        <table:table-row table:style-name="ro1">
          <table:table-cell table:number-columns-repeated="4"/>
          <table:table-cell table:formula="of:=[.E80]+1" office:value-type="float" office:value="2098" calcext:value-type="float">
            <text:p>2098</text:p>
          </table:table-cell>
          <table:table-cell table:formula="of:=[.F80]+[.$C$16]" office:value-type="float" office:value="1800.04" calcext:value-type="float">
            <text:p>1800.04</text:p>
          </table:table-cell>
          <table:table-cell/>
        </table:table-row>
        <table:table-row table:style-name="ro1">
          <table:table-cell table:number-columns-repeated="4"/>
          <table:table-cell table:formula="of:=[.E81]+1" office:value-type="float" office:value="2099" calcext:value-type="float">
            <text:p>2099</text:p>
          </table:table-cell>
          <table:table-cell table:formula="of:=[.F81]+[.$C$16]" office:value-type="float" office:value="1836.52" calcext:value-type="float">
            <text:p>1836.52</text:p>
          </table:table-cell>
          <table:table-cell/>
        </table:table-row>
        <table:table-row table:style-name="ro1">
          <table:table-cell table:number-columns-repeated="4"/>
          <table:table-cell table:formula="of:=[.E82]+1" office:value-type="float" office:value="2100" calcext:value-type="float">
            <text:p>2100</text:p>
          </table:table-cell>
          <table:table-cell table:formula="of:=[.C11]" office:value-type="float" office:value="1873" calcext:value-type="float">
            <text:p>1873</text:p>
          </table:table-cell>
          <table:table-cell/>
        </table:table-row>
        <table:table-row table:style-name="ro1">
          <table:table-cell table:number-columns-repeated="5"/>
          <table:table-cell table:formula="of:=SUM([.F8:.F83])" office:value-type="float" office:value="64547" calcext:value-type="float">
            <text:p>64547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64.547" calcext:value-type="float">
            <text:p>64.547</text:p>
          </table:table-cell>
          <table:table-cell office:value-type="string" calcext:value-type="string">
            <text:p>Trillion</text:p>
          </table:table-cell>
        </table:table-row>
      </table:table>
      <table:table table:name="Global Emissions Business as Usual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https://www.piie.com/publications/chapters_preview/6079/02iie6079.pdf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935" calcext:value-type="float">
            <text:p>35935</text:p>
          </table:table-cell>
          <table:table-cell/>
        </table:table-row>
        <table:table-row table:style-name="ro1">
          <table:table-cell table:formula="of:=[.A5]+1" office:value-type="float" office:value="2021" calcext:value-type="float">
            <text:p>2021</text:p>
          </table:table-cell>
          <table:table-cell table:formula="of:=[.B5]*(1+(1.41/100))" office:value-type="float" office:value="36441.6835" calcext:value-type="float">
            <text:p>36441.6835</text:p>
          </table:table-cell>
          <table:table-cell/>
        </table:table-row>
        <table:table-row table:style-name="ro1">
          <table:table-cell table:formula="of:=[.A6]+1" office:value-type="float" office:value="2022" calcext:value-type="float">
            <text:p>2022</text:p>
          </table:table-cell>
          <table:table-cell table:formula="of:=[.B6]*(1+(1.41/100))" office:value-type="float" office:value="36955.51123735" calcext:value-type="float">
            <text:p>36955.51123735</text:p>
          </table:table-cell>
          <table:table-cell/>
        </table:table-row>
        <table:table-row table:style-name="ro1">
          <table:table-cell table:formula="of:=[.A7]+1" office:value-type="float" office:value="2023" calcext:value-type="float">
            <text:p>2023</text:p>
          </table:table-cell>
          <table:table-cell table:formula="of:=[.B7]*(1+(1.41/100))" office:value-type="float" office:value="37476.5839457966" calcext:value-type="float">
            <text:p>37476.5839457966</text:p>
          </table:table-cell>
          <table:table-cell/>
        </table:table-row>
        <table:table-row table:style-name="ro1">
          <table:table-cell table:formula="of:=[.A8]+1" office:value-type="float" office:value="2024" calcext:value-type="float">
            <text:p>2024</text:p>
          </table:table-cell>
          <table:table-cell table:formula="of:=[.B8]*(1+(1.41/100))" office:value-type="float" office:value="38005.0037794324" calcext:value-type="float">
            <text:p>38005.0037794324</text:p>
          </table:table-cell>
          <table:table-cell/>
        </table:table-row>
        <table:table-row table:style-name="ro1">
          <table:table-cell table:formula="of:=[.A9]+1" office:value-type="float" office:value="2025" calcext:value-type="float">
            <text:p>2025</text:p>
          </table:table-cell>
          <table:table-cell table:formula="of:=[.B9]*(1+(1.41/100))" office:value-type="float" office:value="38540.8743327224" calcext:value-type="float">
            <text:p>38540.8743327224</text:p>
          </table:table-cell>
          <table:table-cell/>
        </table:table-row>
        <table:table-row table:style-name="ro1">
          <table:table-cell table:formula="of:=[.A10]+1" office:value-type="float" office:value="2026" calcext:value-type="float">
            <text:p>2026</text:p>
          </table:table-cell>
          <table:table-cell table:formula="of:=[.B10]*(1+(1.41/100))" office:value-type="float" office:value="39084.3006608137" calcext:value-type="float">
            <text:p>39084.3006608137</text:p>
          </table:table-cell>
          <table:table-cell/>
        </table:table-row>
        <table:table-row table:style-name="ro1">
          <table:table-cell table:formula="of:=[.A11]+1" office:value-type="float" office:value="2027" calcext:value-type="float">
            <text:p>2027</text:p>
          </table:table-cell>
          <table:table-cell table:formula="of:=[.B11]*(1+(1.41/100))" office:value-type="float" office:value="39635.3893001312" calcext:value-type="float">
            <text:p>39635.3893001312</text:p>
          </table:table-cell>
          <table:table-cell/>
        </table:table-row>
        <table:table-row table:style-name="ro1">
          <table:table-cell table:formula="of:=[.A12]+1" office:value-type="float" office:value="2028" calcext:value-type="float">
            <text:p>2028</text:p>
          </table:table-cell>
          <table:table-cell table:formula="of:=[.B12]*(1+(1.41/100))" office:value-type="float" office:value="40194.2482892631" calcext:value-type="float">
            <text:p>40194.2482892631</text:p>
          </table:table-cell>
          <table:table-cell/>
        </table:table-row>
        <table:table-row table:style-name="ro1">
          <table:table-cell table:formula="of:=[.A13]+1" office:value-type="float" office:value="2029" calcext:value-type="float">
            <text:p>2029</text:p>
          </table:table-cell>
          <table:table-cell table:formula="of:=[.B13]*(1+(1.41/100))" office:value-type="float" office:value="40760.9871901417" calcext:value-type="float">
            <text:p>40760.9871901417</text:p>
          </table:table-cell>
          <table:table-cell/>
        </table:table-row>
        <table:table-row table:style-name="ro1">
          <table:table-cell table:formula="of:=[.A14]+1" office:value-type="float" office:value="2030" calcext:value-type="float">
            <text:p>2030</text:p>
          </table:table-cell>
          <table:table-cell table:formula="of:=[.B14]*(1+(1.41/100))" office:value-type="float" office:value="41335.7171095227" calcext:value-type="float">
            <text:p>41335.7171095227</text:p>
          </table:table-cell>
          <table:table-cell/>
        </table:table-row>
        <table:table-row table:style-name="ro1">
          <table:table-cell table:formula="of:=[.A15]+1"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table:formula="of:=[.A16]+1" office:value-type="float" office:value="2032" calcext:value-type="float">
            <text:p>2032</text:p>
          </table:table-cell>
          <table:table-cell table:number-columns-repeated="2"/>
        </table:table-row>
      </table:table>
      <table:table table:name="Sheet7" table:style-name="ta1">
        <table:table-column table:style-name="co1" table:default-cell-style-name="Default"/>
        <table:table-column table:style-name="co1" table:default-cell-style-name="ce9"/>
        <table:table-column table:style-name="co10" table:default-cell-style-name="ce9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Cost per person’s emissions per year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Global Population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7874965732" calcext:value-type="float">
            <text:p>7874965732</text:p>
          </table:table-cell>
          <table:table-cell table:formula="of:=[.C3]*[.$H$3]" office:value-type="currency" office:currency="USD" office:value="10237455451600" calcext:value-type="currency">
            <text:p>$10,237,455,451,600.00</text:p>
          </table:table-cell>
          <table:table-cell table:formula="of:=[.C3]*[.$I$3]" office:value-type="currency" office:currency="USD" office:value="118124485980000" calcext:value-type="currency">
            <text:p>$118,124,485,980,000.00</text:p>
          </table:table-cell>
          <table:table-cell table:number-columns-repeated="2"/>
          <table:table-cell table:style-name="ce7" office:value-type="currency" office:currency="USD" office:value="1300" calcext:value-type="currency">
            <text:p>$1,300.00</text:p>
          </table:table-cell>
          <table:table-cell table:style-name="ce7" office:value-type="currency" office:currency="USD" office:value="15000" calcext:value-type="currency">
            <text:p>$15,000.0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7953952577" calcext:value-type="float">
            <text:p>7953952577</text:p>
          </table:table-cell>
          <table:table-cell table:formula="of:=[.C4]*[.$H$3]" office:value-type="currency" office:currency="USD" office:value="10340138350100" calcext:value-type="currency">
            <text:p>$10,340,138,350,100.00</text:p>
          </table:table-cell>
          <table:table-cell table:formula="of:=[.C4]*[.$I$3]" office:value-type="currency" office:currency="USD" office:value="119309288655000" calcext:value-type="currency">
            <text:p>$119,309,288,655,000.00</text:p>
          </table:table-cell>
          <table:table-cell table:number-columns-repeated="2"/>
          <table:table-cell office:value-type="string" calcext:value-type="string">
            <text:p>Cost for emiision source</text:p>
          </table:table-cell>
          <table:table-cell office:value-type="string" calcext:value-type="string">
            <text:p>https://www.ucl.ac.uk/news/2021/sep/economic-cost-climate-change-could-be-six-times-higher-previously-thought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8031800338" calcext:value-type="float">
            <text:p>8031800338</text:p>
          </table:table-cell>
          <table:table-cell table:formula="of:=[.C5]*[.$H$3]" office:value-type="currency" office:currency="USD" office:value="10441340439400" calcext:value-type="currency">
            <text:p>$10,441,340,439,400.00</text:p>
          </table:table-cell>
          <table:table-cell table:formula="of:=[.C5]*[.$I$3]" office:value-type="currency" office:currency="USD" office:value="120477005070000" calcext:value-type="currency">
            <text:p>$120,477,005,070,000.00</text:p>
          </table:table-cell>
          <table:table-cell table:number-columns-repeated="2"/>
          <table:table-cell office:value-type="string" calcext:value-type="string">
            <text:p>Population projection source</text:p>
          </table:table-cell>
          <table:table-cell office:value-type="string" calcext:value-type="string">
            <text:p>https://en.wikipedia.org/wiki/Projections_of_population_growth#Table_of_UN_projections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8108605255" calcext:value-type="float">
            <text:p>8108605255</text:p>
          </table:table-cell>
          <table:table-cell table:formula="of:=[.C6]*[.$H$3]" office:value-type="currency" office:currency="USD" office:value="10541186831500" calcext:value-type="currency">
            <text:p>$10,541,186,831,500.00</text:p>
          </table:table-cell>
          <table:table-cell table:formula="of:=[.C6]*[.$I$3]" office:value-type="currency" office:currency="USD" office:value="121629078825000" calcext:value-type="currency">
            <text:p>$121,629,078,82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8184437453" calcext:value-type="float">
            <text:p>8184437453</text:p>
          </table:table-cell>
          <table:table-cell table:formula="of:=[.C7]*[.$H$3]" office:value-type="currency" office:currency="USD" office:value="10639768688900" calcext:value-type="currency">
            <text:p>$10,639,768,688,900.00</text:p>
          </table:table-cell>
          <table:table-cell table:formula="of:=[.C7]*[.$I$3]" office:value-type="currency" office:currency="USD" office:value="122766561795000" calcext:value-type="currency">
            <text:p>$122,766,561,79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8259276651" calcext:value-type="float">
            <text:p>8259276651</text:p>
          </table:table-cell>
          <table:table-cell table:formula="of:=[.C8]*[.$H$3]" office:value-type="currency" office:currency="USD" office:value="10737059646300" calcext:value-type="currency">
            <text:p>$10,737,059,646,300.00</text:p>
          </table:table-cell>
          <table:table-cell table:formula="of:=[.C8]*[.$I$3]" office:value-type="currency" office:currency="USD" office:value="123889149765000" calcext:value-type="currency">
            <text:p>$123,889,149,76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8333078318" calcext:value-type="float">
            <text:p>8333078318</text:p>
          </table:table-cell>
          <table:table-cell table:formula="of:=[.C9]*[.$H$3]" office:value-type="currency" office:currency="USD" office:value="10833001813400" calcext:value-type="currency">
            <text:p>$10,833,001,813,400.00</text:p>
          </table:table-cell>
          <table:table-cell table:formula="of:=[.C9]*[.$I$3]" office:value-type="currency" office:currency="USD" office:value="124996174770000" calcext:value-type="currency">
            <text:p>$124,996,174,77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8405863301" calcext:value-type="float">
            <text:p>8405863301</text:p>
          </table:table-cell>
          <table:table-cell table:formula="of:=[.C10]*[.$H$3]" office:value-type="currency" office:currency="USD" office:value="10927622291300" calcext:value-type="currency">
            <text:p>$10,927,622,291,300.00</text:p>
          </table:table-cell>
          <table:table-cell table:formula="of:=[.C10]*[.$I$3]" office:value-type="currency" office:currency="USD" office:value="126087949515000" calcext:value-type="currency">
            <text:p>$126,087,949,51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8477660723" calcext:value-type="float">
            <text:p>8477660723</text:p>
          </table:table-cell>
          <table:table-cell table:formula="of:=[.C11]*[.$H$3]" office:value-type="currency" office:currency="USD" office:value="11020958939900" calcext:value-type="currency">
            <text:p>$11,020,958,939,900.00</text:p>
          </table:table-cell>
          <table:table-cell table:formula="of:=[.C11]*[.$I$3]" office:value-type="currency" office:currency="USD" office:value="127164910845000" calcext:value-type="currency">
            <text:p>$127,164,910,8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8548487371" calcext:value-type="float">
            <text:p>8548487371</text:p>
          </table:table-cell>
          <table:table-cell table:formula="of:=[.C12]*[.$H$3]" office:value-type="currency" office:currency="USD" office:value="11113033582300" calcext:value-type="currency">
            <text:p>$11,113,033,582,300.00</text:p>
          </table:table-cell>
          <table:table-cell table:formula="of:=[.C12]*[.$I$3]" office:value-type="currency" office:currency="USD" office:value="128227310565000" calcext:value-type="currency">
            <text:p>$128,227,310,56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8618349454" calcext:value-type="float">
            <text:p>8618349454</text:p>
          </table:table-cell>
          <table:table-cell table:formula="of:=[.C13]*[.$H$3]" office:value-type="currency" office:currency="USD" office:value="11203854290200" calcext:value-type="currency">
            <text:p>$11,203,854,290,200.00</text:p>
          </table:table-cell>
          <table:table-cell table:formula="of:=[.C13]*[.$I$3]" office:value-type="currency" office:currency="USD" office:value="129275241810000" calcext:value-type="currency">
            <text:p>$129,275,241,81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8687227873" calcext:value-type="float">
            <text:p>8687227873</text:p>
          </table:table-cell>
          <table:table-cell table:formula="of:=[.C14]*[.$H$3]" office:value-type="currency" office:currency="USD" office:value="11293396234900" calcext:value-type="currency">
            <text:p>$11,293,396,234,900.00</text:p>
          </table:table-cell>
          <table:table-cell table:formula="of:=[.C14]*[.$I$3]" office:value-type="currency" office:currency="USD" office:value="130308418095000" calcext:value-type="currency">
            <text:p>$130,308,418,09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8755083512" calcext:value-type="float">
            <text:p>8755083512</text:p>
          </table:table-cell>
          <table:table-cell table:formula="of:=[.C15]*[.$H$3]" office:value-type="currency" office:currency="USD" office:value="11381608565600" calcext:value-type="currency">
            <text:p>$11,381,608,565,600.00</text:p>
          </table:table-cell>
          <table:table-cell table:formula="of:=[.C15]*[.$I$3]" office:value-type="currency" office:currency="USD" office:value="131326252680000" calcext:value-type="currency">
            <text:p>$131,326,252,68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8821862705" calcext:value-type="float">
            <text:p>8821862705</text:p>
          </table:table-cell>
          <table:table-cell table:formula="of:=[.C16]*[.$H$3]" office:value-type="currency" office:currency="USD" office:value="11468421516500" calcext:value-type="currency">
            <text:p>$11,468,421,516,500.00</text:p>
          </table:table-cell>
          <table:table-cell table:formula="of:=[.C16]*[.$I$3]" office:value-type="currency" office:currency="USD" office:value="132327940575000" calcext:value-type="currency">
            <text:p>$132,327,940,57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8887524229" calcext:value-type="float">
            <text:p>8887524229</text:p>
          </table:table-cell>
          <table:table-cell table:formula="of:=[.C17]*[.$H$3]" office:value-type="currency" office:currency="USD" office:value="11553781497700" calcext:value-type="currency">
            <text:p>$11,553,781,497,700.00</text:p>
          </table:table-cell>
          <table:table-cell table:formula="of:=[.C17]*[.$I$3]" office:value-type="currency" office:currency="USD" office:value="133312863435000" calcext:value-type="currency">
            <text:p>$133,312,863,43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8952048885" calcext:value-type="float">
            <text:p>8952048885</text:p>
          </table:table-cell>
          <table:table-cell table:formula="of:=[.C18]*[.$H$3]" office:value-type="currency" office:currency="USD" office:value="11637663550500" calcext:value-type="currency">
            <text:p>$11,637,663,550,500.00</text:p>
          </table:table-cell>
          <table:table-cell table:formula="of:=[.C18]*[.$I$3]" office:value-type="currency" office:currency="USD" office:value="134280733275000" calcext:value-type="currency">
            <text:p>$134,280,733,27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9015437616" calcext:value-type="float">
            <text:p>9015437616</text:p>
          </table:table-cell>
          <table:table-cell table:formula="of:=[.C19]*[.$H$3]" office:value-type="currency" office:currency="USD" office:value="11720068900800" calcext:value-type="currency">
            <text:p>$11,720,068,900,800.00</text:p>
          </table:table-cell>
          <table:table-cell table:formula="of:=[.C19]*[.$I$3]" office:value-type="currency" office:currency="USD" office:value="135231564240000" calcext:value-type="currency">
            <text:p>$135,231,564,24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9077693645" calcext:value-type="float">
            <text:p>9077693645</text:p>
          </table:table-cell>
          <table:table-cell table:formula="of:=[.C20]*[.$H$3]" office:value-type="currency" office:currency="USD" office:value="11801001738500" calcext:value-type="currency">
            <text:p>$11,801,001,738,500.00</text:p>
          </table:table-cell>
          <table:table-cell table:formula="of:=[.C20]*[.$I$3]" office:value-type="currency" office:currency="USD" office:value="136165404675000" calcext:value-type="currency">
            <text:p>$136,165,404,67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9138828562" calcext:value-type="float">
            <text:p>9138828562</text:p>
          </table:table-cell>
          <table:table-cell table:formula="of:=[.C21]*[.$H$3]" office:value-type="currency" office:currency="USD" office:value="11880477130600" calcext:value-type="currency">
            <text:p>$11,880,477,130,600.00</text:p>
          </table:table-cell>
          <table:table-cell table:formula="of:=[.C21]*[.$I$3]" office:value-type="currency" office:currency="USD" office:value="137082428430000" calcext:value-type="currency">
            <text:p>$137,082,428,43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9198847382" calcext:value-type="float">
            <text:p>9198847382</text:p>
          </table:table-cell>
          <table:table-cell table:formula="of:=[.C22]*[.$H$3]" office:value-type="currency" office:currency="USD" office:value="11958501596600" calcext:value-type="currency">
            <text:p>$11,958,501,596,600.00</text:p>
          </table:table-cell>
          <table:table-cell table:formula="of:=[.C22]*[.$I$3]" office:value-type="currency" office:currency="USD" office:value="137982710730000" calcext:value-type="currency">
            <text:p>$137,982,710,73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9257745483" calcext:value-type="float">
            <text:p>9257745483</text:p>
          </table:table-cell>
          <table:table-cell table:formula="of:=[.C23]*[.$H$3]" office:value-type="currency" office:currency="USD" office:value="12035069127900" calcext:value-type="currency">
            <text:p>$12,035,069,127,900.00</text:p>
          </table:table-cell>
          <table:table-cell table:formula="of:=[.C23]*[.$I$3]" office:value-type="currency" office:currency="USD" office:value="138866182245000" calcext:value-type="currency">
            <text:p>$138,866,182,2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9315508153" calcext:value-type="float">
            <text:p>9315508153</text:p>
          </table:table-cell>
          <table:table-cell table:formula="of:=[.C24]*[.$H$3]" office:value-type="currency" office:currency="USD" office:value="12110160598900" calcext:value-type="currency">
            <text:p>$12,110,160,598,900.00</text:p>
          </table:table-cell>
          <table:table-cell table:formula="of:=[.C24]*[.$I$3]" office:value-type="currency" office:currency="USD" office:value="139732622295000" calcext:value-type="currency">
            <text:p>$139,732,622,29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9372118247" calcext:value-type="float">
            <text:p>9372118247</text:p>
          </table:table-cell>
          <table:table-cell table:formula="of:=[.C25]*[.$H$3]" office:value-type="currency" office:currency="USD" office:value="12183753721100" calcext:value-type="currency">
            <text:p>$12,183,753,721,100.00</text:p>
          </table:table-cell>
          <table:table-cell table:formula="of:=[.C25]*[.$I$3]" office:value-type="currency" office:currency="USD" office:value="140581773705000" calcext:value-type="currency">
            <text:p>$140,581,773,70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9427555382" calcext:value-type="float">
            <text:p>9427555382</text:p>
          </table:table-cell>
          <table:table-cell table:formula="of:=[.C26]*[.$H$3]" office:value-type="currency" office:currency="USD" office:value="12255821996600" calcext:value-type="currency">
            <text:p>$12,255,821,996,600.00</text:p>
          </table:table-cell>
          <table:table-cell table:formula="of:=[.C26]*[.$I$3]" office:value-type="currency" office:currency="USD" office:value="141413330730000" calcext:value-type="currency">
            <text:p>$141,413,330,73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9481803272" calcext:value-type="float">
            <text:p>9481803272</text:p>
          </table:table-cell>
          <table:table-cell table:formula="of:=[.C27]*[.$H$3]" office:value-type="currency" office:currency="USD" office:value="12326344253600" calcext:value-type="currency">
            <text:p>$12,326,344,253,600.00</text:p>
          </table:table-cell>
          <table:table-cell table:formula="of:=[.C27]*[.$I$3]" office:value-type="currency" office:currency="USD" office:value="142227049080000" calcext:value-type="currency">
            <text:p>$142,227,049,08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9534854673" calcext:value-type="float">
            <text:p>9534854673</text:p>
          </table:table-cell>
          <table:table-cell table:formula="of:=[.C28]*[.$H$3]" office:value-type="currency" office:currency="USD" office:value="12395311074900" calcext:value-type="currency">
            <text:p>$12,395,311,074,900.00</text:p>
          </table:table-cell>
          <table:table-cell table:formula="of:=[.C28]*[.$I$3]" office:value-type="currency" office:currency="USD" office:value="143022820095000" calcext:value-type="currency">
            <text:p>$143,022,820,09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9586707749" calcext:value-type="float">
            <text:p>9586707749</text:p>
          </table:table-cell>
          <table:table-cell table:formula="of:=[.C29]*[.$H$3]" office:value-type="currency" office:currency="USD" office:value="12462720073700" calcext:value-type="currency">
            <text:p>$12,462,720,073,700.00</text:p>
          </table:table-cell>
          <table:table-cell table:formula="of:=[.C29]*[.$I$3]" office:value-type="currency" office:currency="USD" office:value="143800616235000" calcext:value-type="currency">
            <text:p>$143,800,616,23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637357320" calcext:value-type="float">
            <text:p>9637357320</text:p>
          </table:table-cell>
          <table:table-cell table:formula="of:=[.C30]*[.$H$3]" office:value-type="currency" office:currency="USD" office:value="12528564516000" calcext:value-type="currency">
            <text:p>$12,528,564,516,000.00</text:p>
          </table:table-cell>
          <table:table-cell table:formula="of:=[.C30]*[.$I$3]" office:value-type="currency" office:currency="USD" office:value="144560359800000" calcext:value-type="currency">
            <text:p>$144,560,359,80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9686800146" calcext:value-type="float">
            <text:p>9686800146</text:p>
          </table:table-cell>
          <table:table-cell table:formula="of:=[.C31]*[.$H$3]" office:value-type="currency" office:currency="USD" office:value="12592840189800" calcext:value-type="currency">
            <text:p>$12,592,840,189,800.00</text:p>
          </table:table-cell>
          <table:table-cell table:formula="of:=[.C31]*[.$I$3]" office:value-type="currency" office:currency="USD" office:value="145302002190000" calcext:value-type="currency">
            <text:p>$145,302,002,19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9735033900" calcext:value-type="float">
            <text:p>9735033900</text:p>
          </table:table-cell>
          <table:table-cell table:formula="of:=[.C32]*[.$H$3]" office:value-type="currency" office:currency="USD" office:value="12655544070000" calcext:value-type="currency">
            <text:p>$12,655,544,070,000.00</text:p>
          </table:table-cell>
          <table:table-cell table:formula="of:=[.C32]*[.$I$3]" office:value-type="currency" office:currency="USD" office:value="146025508500000" calcext:value-type="currency">
            <text:p>$146,025,508,50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9782061758" calcext:value-type="float">
            <text:p>9782061758</text:p>
          </table:table-cell>
          <table:table-cell table:formula="of:=[.C33]*[.$H$3]" office:value-type="currency" office:currency="USD" office:value="12716680285400" calcext:value-type="currency">
            <text:p>$12,716,680,285,400.00</text:p>
          </table:table-cell>
          <table:table-cell table:formula="of:=[.C33]*[.$I$3]" office:value-type="currency" office:currency="USD" office:value="146730926370000" calcext:value-type="currency">
            <text:p>$146,730,926,37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9827885441" calcext:value-type="float">
            <text:p>9827885441</text:p>
          </table:table-cell>
          <table:table-cell table:formula="of:=[.C34]*[.$H$3]" office:value-type="currency" office:currency="USD" office:value="12776251073300" calcext:value-type="currency">
            <text:p>$12,776,251,073,300.00</text:p>
          </table:table-cell>
          <table:table-cell table:formula="of:=[.C34]*[.$I$3]" office:value-type="currency" office:currency="USD" office:value="147418281615000" calcext:value-type="currency">
            <text:p>$147,418,281,61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9872501562" calcext:value-type="float">
            <text:p>9872501562</text:p>
          </table:table-cell>
          <table:table-cell table:formula="of:=[.C35]*[.$H$3]" office:value-type="currency" office:currency="USD" office:value="12834252030600" calcext:value-type="currency">
            <text:p>$12,834,252,030,600.00</text:p>
          </table:table-cell>
          <table:table-cell table:formula="of:=[.C35]*[.$I$3]" office:value-type="currency" office:currency="USD" office:value="148087523430000" calcext:value-type="currency">
            <text:p>$148,087,523,43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9915905251" calcext:value-type="float">
            <text:p>9915905251</text:p>
          </table:table-cell>
          <table:table-cell table:formula="of:=[.C36]*[.$H$3]" office:value-type="currency" office:currency="USD" office:value="12890676826300" calcext:value-type="currency">
            <text:p>$12,890,676,826,300.00</text:p>
          </table:table-cell>
          <table:table-cell table:formula="of:=[.C36]*[.$I$3]" office:value-type="currency" office:currency="USD" office:value="148738578765000" calcext:value-type="currency">
            <text:p>$148,738,578,76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9958098746" calcext:value-type="float">
            <text:p>9958098746</text:p>
          </table:table-cell>
          <table:table-cell table:formula="of:=[.C37]*[.$H$3]" office:value-type="currency" office:currency="USD" office:value="12945528369800" calcext:value-type="currency">
            <text:p>$12,945,528,369,800.00</text:p>
          </table:table-cell>
          <table:table-cell table:formula="of:=[.C37]*[.$I$3]" office:value-type="currency" office:currency="USD" office:value="149371481190000" calcext:value-type="currency">
            <text:p>$149,371,481,19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9999085167" calcext:value-type="float">
            <text:p>9999085167</text:p>
          </table:table-cell>
          <table:table-cell table:formula="of:=[.C38]*[.$H$3]" office:value-type="currency" office:currency="USD" office:value="12998810717100" calcext:value-type="currency">
            <text:p>$12,998,810,717,100.00</text:p>
          </table:table-cell>
          <table:table-cell table:formula="of:=[.C38]*[.$I$3]" office:value-type="currency" office:currency="USD" office:value="149986277505000" calcext:value-type="currency">
            <text:p>$149,986,277,50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10038881262" calcext:value-type="float">
            <text:p>10038881262</text:p>
          </table:table-cell>
          <table:table-cell table:formula="of:=[.C39]*[.$H$3]" office:value-type="currency" office:currency="USD" office:value="13050545640600" calcext:value-type="currency">
            <text:p>$13,050,545,640,600.00</text:p>
          </table:table-cell>
          <table:table-cell table:formula="of:=[.C39]*[.$I$3]" office:value-type="currency" office:currency="USD" office:value="150583218930000" calcext:value-type="currency">
            <text:p>$150,583,218,93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10077518080" calcext:value-type="float">
            <text:p>10077518080</text:p>
          </table:table-cell>
          <table:table-cell table:formula="of:=[.C40]*[.$H$3]" office:value-type="currency" office:currency="USD" office:value="13100773504000" calcext:value-type="currency">
            <text:p>$13,100,773,504,000.00</text:p>
          </table:table-cell>
          <table:table-cell table:formula="of:=[.C40]*[.$I$3]" office:value-type="currency" office:currency="USD" office:value="151162771200000" calcext:value-type="currency">
            <text:p>$151,162,771,20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10115036360" calcext:value-type="float">
            <text:p>10115036360</text:p>
          </table:table-cell>
          <table:table-cell table:formula="of:=[.C41]*[.$H$3]" office:value-type="currency" office:currency="USD" office:value="13149547268000" calcext:value-type="currency">
            <text:p>$13,149,547,268,000.00</text:p>
          </table:table-cell>
          <table:table-cell table:formula="of:=[.C41]*[.$I$3]" office:value-type="currency" office:currency="USD" office:value="151725545400000" calcext:value-type="currency">
            <text:p>$151,725,545,40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10151469683" calcext:value-type="float">
            <text:p>10151469683</text:p>
          </table:table-cell>
          <table:table-cell table:formula="of:=[.C42]*[.$H$3]" office:value-type="currency" office:currency="USD" office:value="13196910587900" calcext:value-type="currency">
            <text:p>$13,196,910,587,900.00</text:p>
          </table:table-cell>
          <table:table-cell table:formula="of:=[.C42]*[.$I$3]" office:value-type="currency" office:currency="USD" office:value="152272045245000" calcext:value-type="currency">
            <text:p>$152,272,045,2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10186837209" calcext:value-type="float">
            <text:p>10186837209</text:p>
          </table:table-cell>
          <table:table-cell table:formula="of:=[.C43]*[.$H$3]" office:value-type="currency" office:currency="USD" office:value="13242888371700" calcext:value-type="currency">
            <text:p>$13,242,888,371,700.00</text:p>
          </table:table-cell>
          <table:table-cell table:formula="of:=[.C43]*[.$I$3]" office:value-type="currency" office:currency="USD" office:value="152802558135000" calcext:value-type="currency">
            <text:p>$152,802,558,13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10221149040" calcext:value-type="float">
            <text:p>10221149040</text:p>
          </table:table-cell>
          <table:table-cell table:formula="of:=[.C44]*[.$H$3]" office:value-type="currency" office:currency="USD" office:value="13287493752000" calcext:value-type="currency">
            <text:p>$13,287,493,752,000.00</text:p>
          </table:table-cell>
          <table:table-cell table:formula="of:=[.C44]*[.$I$3]" office:value-type="currency" office:currency="USD" office:value="153317235600000" calcext:value-type="currency">
            <text:p>$153,317,235,60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10254419004" calcext:value-type="float">
            <text:p>10254419004</text:p>
          </table:table-cell>
          <table:table-cell table:formula="of:=[.C45]*[.$H$3]" office:value-type="currency" office:currency="USD" office:value="13330744705200" calcext:value-type="currency">
            <text:p>$13,330,744,705,200.00</text:p>
          </table:table-cell>
          <table:table-cell table:formula="of:=[.C45]*[.$I$3]" office:value-type="currency" office:currency="USD" office:value="153816285060000" calcext:value-type="currency">
            <text:p>$153,816,285,06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0286658354" calcext:value-type="float">
            <text:p>10286658354</text:p>
          </table:table-cell>
          <table:table-cell table:formula="of:=[.C46]*[.$H$3]" office:value-type="currency" office:currency="USD" office:value="13372655860200" calcext:value-type="currency">
            <text:p>$13,372,655,860,200.00</text:p>
          </table:table-cell>
          <table:table-cell table:formula="of:=[.C46]*[.$I$3]" office:value-type="currency" office:currency="USD" office:value="154299875310000" calcext:value-type="currency">
            <text:p>$154,299,875,31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0317879315" calcext:value-type="float">
            <text:p>10317879315</text:p>
          </table:table-cell>
          <table:table-cell table:formula="of:=[.C47]*[.$H$3]" office:value-type="currency" office:currency="USD" office:value="13413243109500" calcext:value-type="currency">
            <text:p>$13,413,243,109,500.00</text:p>
          </table:table-cell>
          <table:table-cell table:formula="of:=[.C47]*[.$I$3]" office:value-type="currency" office:currency="USD" office:value="154768189725000" calcext:value-type="currency">
            <text:p>$154,768,189,72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10348098079" calcext:value-type="float">
            <text:p>10348098079</text:p>
          </table:table-cell>
          <table:table-cell table:formula="of:=[.C48]*[.$H$3]" office:value-type="currency" office:currency="USD" office:value="13452527502700" calcext:value-type="currency">
            <text:p>$13,452,527,502,700.00</text:p>
          </table:table-cell>
          <table:table-cell table:formula="of:=[.C48]*[.$I$3]" office:value-type="currency" office:currency="USD" office:value="155221471185000" calcext:value-type="currency">
            <text:p>$155,221,471,18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0377330830" calcext:value-type="float">
            <text:p>10377330830</text:p>
          </table:table-cell>
          <table:table-cell table:formula="of:=[.C49]*[.$H$3]" office:value-type="currency" office:currency="USD" office:value="13490530079000" calcext:value-type="currency">
            <text:p>$13,490,530,079,000.00</text:p>
          </table:table-cell>
          <table:table-cell table:formula="of:=[.C49]*[.$I$3]" office:value-type="currency" office:currency="USD" office:value="155659962450000" calcext:value-type="currency">
            <text:p>$155,659,962,45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10405590532" calcext:value-type="float">
            <text:p>10405590532</text:p>
          </table:table-cell>
          <table:table-cell table:formula="of:=[.C50]*[.$H$3]" office:value-type="currency" office:currency="USD" office:value="13527267691600" calcext:value-type="currency">
            <text:p>$13,527,267,691,600.00</text:p>
          </table:table-cell>
          <table:table-cell table:formula="of:=[.C50]*[.$I$3]" office:value-type="currency" office:currency="USD" office:value="156083857980000" calcext:value-type="currency">
            <text:p>$156,083,857,98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0432889136" calcext:value-type="float">
            <text:p>10432889136</text:p>
          </table:table-cell>
          <table:table-cell table:formula="of:=[.C51]*[.$H$3]" office:value-type="currency" office:currency="USD" office:value="13562755876800" calcext:value-type="currency">
            <text:p>$13,562,755,876,800.00</text:p>
          </table:table-cell>
          <table:table-cell table:formula="of:=[.C51]*[.$I$3]" office:value-type="currency" office:currency="USD" office:value="156493337040000" calcext:value-type="currency">
            <text:p>$156,493,337,04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0459239501" calcext:value-type="float">
            <text:p>10459239501</text:p>
          </table:table-cell>
          <table:table-cell table:formula="of:=[.C52]*[.$H$3]" office:value-type="currency" office:currency="USD" office:value="13597011351300" calcext:value-type="currency">
            <text:p>$13,597,011,351,300.00</text:p>
          </table:table-cell>
          <table:table-cell table:formula="of:=[.C52]*[.$I$3]" office:value-type="currency" office:currency="USD" office:value="156888592515000" calcext:value-type="currency">
            <text:p>$156,888,592,51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10484654858" calcext:value-type="float">
            <text:p>10484654858</text:p>
          </table:table-cell>
          <table:table-cell table:formula="of:=[.C53]*[.$H$3]" office:value-type="currency" office:currency="USD" office:value="13630051315400" calcext:value-type="currency">
            <text:p>$13,630,051,315,400.00</text:p>
          </table:table-cell>
          <table:table-cell table:formula="of:=[.C53]*[.$I$3]" office:value-type="currency" office:currency="USD" office:value="157269822870000" calcext:value-type="currency">
            <text:p>$157,269,822,87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10509150402" calcext:value-type="float">
            <text:p>10509150402</text:p>
          </table:table-cell>
          <table:table-cell table:formula="of:=[.C54]*[.$H$3]" office:value-type="currency" office:currency="USD" office:value="13661895522600" calcext:value-type="currency">
            <text:p>$13,661,895,522,600.00</text:p>
          </table:table-cell>
          <table:table-cell table:formula="of:=[.C54]*[.$I$3]" office:value-type="currency" office:currency="USD" office:value="157637256030000" calcext:value-type="currency">
            <text:p>$157,637,256,03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10532742861" calcext:value-type="float">
            <text:p>10532742861</text:p>
          </table:table-cell>
          <table:table-cell table:formula="of:=[.C55]*[.$H$3]" office:value-type="currency" office:currency="USD" office:value="13692565719300" calcext:value-type="currency">
            <text:p>$13,692,565,719,300.00</text:p>
          </table:table-cell>
          <table:table-cell table:formula="of:=[.C55]*[.$I$3]" office:value-type="currency" office:currency="USD" office:value="157991142915000" calcext:value-type="currency">
            <text:p>$157,991,142,91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0555450003" calcext:value-type="float">
            <text:p>10555450003</text:p>
          </table:table-cell>
          <table:table-cell table:formula="of:=[.C56]*[.$H$3]" office:value-type="currency" office:currency="USD" office:value="13722085003900" calcext:value-type="currency">
            <text:p>$13,722,085,003,900.00</text:p>
          </table:table-cell>
          <table:table-cell table:formula="of:=[.C56]*[.$I$3]" office:value-type="currency" office:currency="USD" office:value="158331750045000" calcext:value-type="currency">
            <text:p>$158,331,750,0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0577288195" calcext:value-type="float">
            <text:p>10577288195</text:p>
          </table:table-cell>
          <table:table-cell table:formula="of:=[.C57]*[.$H$3]" office:value-type="currency" office:currency="USD" office:value="13750474653500" calcext:value-type="currency">
            <text:p>$13,750,474,653,500.00</text:p>
          </table:table-cell>
          <table:table-cell table:formula="of:=[.C57]*[.$I$3]" office:value-type="currency" office:currency="USD" office:value="158659322925000" calcext:value-type="currency">
            <text:p>$158,659,322,92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10598274172" calcext:value-type="float">
            <text:p>10598274172</text:p>
          </table:table-cell>
          <table:table-cell table:formula="of:=[.C58]*[.$H$3]" office:value-type="currency" office:currency="USD" office:value="13777756423600" calcext:value-type="currency">
            <text:p>$13,777,756,423,600.00</text:p>
          </table:table-cell>
          <table:table-cell table:formula="of:=[.C58]*[.$I$3]" office:value-type="currency" office:currency="USD" office:value="158974112580000" calcext:value-type="currency">
            <text:p>$158,974,112,58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10618420909" calcext:value-type="float">
            <text:p>10618420909</text:p>
          </table:table-cell>
          <table:table-cell table:formula="of:=[.C59]*[.$H$3]" office:value-type="currency" office:currency="USD" office:value="13803947181700" calcext:value-type="currency">
            <text:p>$13,803,947,181,700.00</text:p>
          </table:table-cell>
          <table:table-cell table:formula="of:=[.C59]*[.$I$3]" office:value-type="currency" office:currency="USD" office:value="159276313635000" calcext:value-type="currency">
            <text:p>$159,276,313,63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10637736819" calcext:value-type="float">
            <text:p>10637736819</text:p>
          </table:table-cell>
          <table:table-cell table:formula="of:=[.C60]*[.$H$3]" office:value-type="currency" office:currency="USD" office:value="13829057864700" calcext:value-type="currency">
            <text:p>$13,829,057,864,700.00</text:p>
          </table:table-cell>
          <table:table-cell table:formula="of:=[.C60]*[.$I$3]" office:value-type="currency" office:currency="USD" office:value="159566052285000" calcext:value-type="currency">
            <text:p>$159,566,052,28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10656228233" calcext:value-type="float">
            <text:p>10656228233</text:p>
          </table:table-cell>
          <table:table-cell table:formula="of:=[.C61]*[.$H$3]" office:value-type="currency" office:currency="USD" office:value="13853096702900" calcext:value-type="currency">
            <text:p>$13,853,096,702,900.00</text:p>
          </table:table-cell>
          <table:table-cell table:formula="of:=[.C61]*[.$I$3]" office:value-type="currency" office:currency="USD" office:value="159843423495000" calcext:value-type="currency">
            <text:p>$159,843,423,49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0673904454" calcext:value-type="float">
            <text:p>10673904454</text:p>
          </table:table-cell>
          <table:table-cell table:formula="of:=[.C62]*[.$H$3]" office:value-type="currency" office:currency="USD" office:value="13876075790200" calcext:value-type="currency">
            <text:p>$13,876,075,790,200.00</text:p>
          </table:table-cell>
          <table:table-cell table:formula="of:=[.C62]*[.$I$3]" office:value-type="currency" office:currency="USD" office:value="160108566810000" calcext:value-type="currency">
            <text:p>$160,108,566,81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10690773335" calcext:value-type="float">
            <text:p>10690773335</text:p>
          </table:table-cell>
          <table:table-cell table:formula="of:=[.C63]*[.$H$3]" office:value-type="currency" office:currency="USD" office:value="13898005335500" calcext:value-type="currency">
            <text:p>$13,898,005,335,500.00</text:p>
          </table:table-cell>
          <table:table-cell table:formula="of:=[.C63]*[.$I$3]" office:value-type="currency" office:currency="USD" office:value="160361600025000" calcext:value-type="currency">
            <text:p>$160,361,600,02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10706852426" calcext:value-type="float">
            <text:p>10706852426</text:p>
          </table:table-cell>
          <table:table-cell table:formula="of:=[.C64]*[.$H$3]" office:value-type="currency" office:currency="USD" office:value="13918908153800" calcext:value-type="currency">
            <text:p>$13,918,908,153,800.00</text:p>
          </table:table-cell>
          <table:table-cell table:formula="of:=[.C64]*[.$I$3]" office:value-type="currency" office:currency="USD" office:value="160602786390000" calcext:value-type="currency">
            <text:p>$160,602,786,39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10722171375" calcext:value-type="float">
            <text:p>10722171375</text:p>
          </table:table-cell>
          <table:table-cell table:formula="of:=[.C65]*[.$H$3]" office:value-type="currency" office:currency="USD" office:value="13938822787500" calcext:value-type="currency">
            <text:p>$13,938,822,787,500.00</text:p>
          </table:table-cell>
          <table:table-cell table:formula="of:=[.C65]*[.$I$3]" office:value-type="currency" office:currency="USD" office:value="160832570625000" calcext:value-type="currency">
            <text:p>$160,832,570,62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10736765444" calcext:value-type="float">
            <text:p>10736765444</text:p>
          </table:table-cell>
          <table:table-cell table:formula="of:=[.C66]*[.$H$3]" office:value-type="currency" office:currency="USD" office:value="13957795077200" calcext:value-type="currency">
            <text:p>$13,957,795,077,200.00</text:p>
          </table:table-cell>
          <table:table-cell table:formula="of:=[.C66]*[.$I$3]" office:value-type="currency" office:currency="USD" office:value="161051481660000" calcext:value-type="currency">
            <text:p>$161,051,481,66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0750662353" calcext:value-type="float">
            <text:p>10750662353</text:p>
          </table:table-cell>
          <table:table-cell table:formula="of:=[.C67]*[.$H$3]" office:value-type="currency" office:currency="USD" office:value="13975861058900" calcext:value-type="currency">
            <text:p>$13,975,861,058,900.00</text:p>
          </table:table-cell>
          <table:table-cell table:formula="of:=[.C67]*[.$I$3]" office:value-type="currency" office:currency="USD" office:value="161259935295000" calcext:value-type="currency">
            <text:p>$161,259,935,29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10763874023" calcext:value-type="float">
            <text:p>10763874023</text:p>
          </table:table-cell>
          <table:table-cell table:formula="of:=[.C68]*[.$H$3]" office:value-type="currency" office:currency="USD" office:value="13993036229900" calcext:value-type="currency">
            <text:p>$13,993,036,229,900.00</text:p>
          </table:table-cell>
          <table:table-cell table:formula="of:=[.C68]*[.$I$3]" office:value-type="currency" office:currency="USD" office:value="161458110345000" calcext:value-type="currency">
            <text:p>$161,458,110,3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10776402019" calcext:value-type="float">
            <text:p>10776402019</text:p>
          </table:table-cell>
          <table:table-cell table:formula="of:=[.C69]*[.$H$3]" office:value-type="currency" office:currency="USD" office:value="14009322624700" calcext:value-type="currency">
            <text:p>$14,009,322,624,700.00</text:p>
          </table:table-cell>
          <table:table-cell table:formula="of:=[.C69]*[.$I$3]" office:value-type="currency" office:currency="USD" office:value="161646030285000" calcext:value-type="currency">
            <text:p>$161,646,030,28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10788248948" calcext:value-type="float">
            <text:p>10788248948</text:p>
          </table:table-cell>
          <table:table-cell table:formula="of:=[.C70]*[.$H$3]" office:value-type="currency" office:currency="USD" office:value="14024723632400" calcext:value-type="currency">
            <text:p>$14,024,723,632,400.00</text:p>
          </table:table-cell>
          <table:table-cell table:formula="of:=[.C70]*[.$I$3]" office:value-type="currency" office:currency="USD" office:value="161823734220000" calcext:value-type="currency">
            <text:p>$161,823,734,22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10799413366" calcext:value-type="float">
            <text:p>10799413366</text:p>
          </table:table-cell>
          <table:table-cell table:formula="of:=[.C71]*[.$H$3]" office:value-type="currency" office:currency="USD" office:value="14039237375800" calcext:value-type="currency">
            <text:p>$14,039,237,375,800.00</text:p>
          </table:table-cell>
          <table:table-cell table:formula="of:=[.C71]*[.$I$3]" office:value-type="currency" office:currency="USD" office:value="161991200490000" calcext:value-type="currency">
            <text:p>$161,991,200,49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0809892303" calcext:value-type="float">
            <text:p>10809892303</text:p>
          </table:table-cell>
          <table:table-cell table:formula="of:=[.C72]*[.$H$3]" office:value-type="currency" office:currency="USD" office:value="14052859993900" calcext:value-type="currency">
            <text:p>$14,052,859,993,900.00</text:p>
          </table:table-cell>
          <table:table-cell table:formula="of:=[.C72]*[.$I$3]" office:value-type="currency" office:currency="USD" office:value="162148384545000" calcext:value-type="currency">
            <text:p>$162,148,384,5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0819682643" calcext:value-type="float">
            <text:p>10819682643</text:p>
          </table:table-cell>
          <table:table-cell table:formula="of:=[.C73]*[.$H$3]" office:value-type="currency" office:currency="USD" office:value="14065587435900" calcext:value-type="currency">
            <text:p>$14,065,587,435,900.00</text:p>
          </table:table-cell>
          <table:table-cell table:formula="of:=[.C73]*[.$I$3]" office:value-type="currency" office:currency="USD" office:value="162295239645000" calcext:value-type="currency">
            <text:p>$162,295,239,64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0828780959" calcext:value-type="float">
            <text:p>10828780959</text:p>
          </table:table-cell>
          <table:table-cell table:formula="of:=[.C74]*[.$H$3]" office:value-type="currency" office:currency="USD" office:value="14077415246700" calcext:value-type="currency">
            <text:p>$14,077,415,246,700.00</text:p>
          </table:table-cell>
          <table:table-cell table:formula="of:=[.C74]*[.$I$3]" office:value-type="currency" office:currency="USD" office:value="162431714385000" calcext:value-type="currency">
            <text:p>$162,431,714,38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10837182077" calcext:value-type="float">
            <text:p>10837182077</text:p>
          </table:table-cell>
          <table:table-cell table:formula="of:=[.C75]*[.$H$3]" office:value-type="currency" office:currency="USD" office:value="14088336700100" calcext:value-type="currency">
            <text:p>$14,088,336,700,100.00</text:p>
          </table:table-cell>
          <table:table-cell table:formula="of:=[.C75]*[.$I$3]" office:value-type="currency" office:currency="USD" office:value="162557731155000" calcext:value-type="currency">
            <text:p>$162,557,731,15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10844878798" calcext:value-type="float">
            <text:p>10844878798</text:p>
          </table:table-cell>
          <table:table-cell table:formula="of:=[.C76]*[.$H$3]" office:value-type="currency" office:currency="USD" office:value="14098342437400" calcext:value-type="currency">
            <text:p>$14,098,342,437,400.00</text:p>
          </table:table-cell>
          <table:table-cell table:formula="of:=[.C76]*[.$I$3]" office:value-type="currency" office:currency="USD" office:value="162673181970000" calcext:value-type="currency">
            <text:p>$162,673,181,97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0851860145" calcext:value-type="float">
            <text:p>10851860145</text:p>
          </table:table-cell>
          <table:table-cell table:formula="of:=[.C77]*[.$H$3]" office:value-type="currency" office:currency="USD" office:value="14107418188500" calcext:value-type="currency">
            <text:p>$14,107,418,188,500.00</text:p>
          </table:table-cell>
          <table:table-cell table:formula="of:=[.C77]*[.$I$3]" office:value-type="currency" office:currency="USD" office:value="162777902175000" calcext:value-type="currency">
            <text:p>$162,777,902,17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10858111587" calcext:value-type="float">
            <text:p>10858111587</text:p>
          </table:table-cell>
          <table:table-cell table:formula="of:=[.C78]*[.$H$3]" office:value-type="currency" office:currency="USD" office:value="14115545063100" calcext:value-type="currency">
            <text:p>$14,115,545,063,100.00</text:p>
          </table:table-cell>
          <table:table-cell table:formula="of:=[.C78]*[.$I$3]" office:value-type="currency" office:currency="USD" office:value="162871673805000" calcext:value-type="currency">
            <text:p>$162,871,673,805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10863614776" calcext:value-type="float">
            <text:p>10863614776</text:p>
          </table:table-cell>
          <table:table-cell table:formula="of:=[.C79]*[.$H$3]" office:value-type="currency" office:currency="USD" office:value="14122699208800" calcext:value-type="currency">
            <text:p>$14,122,699,208,800.00</text:p>
          </table:table-cell>
          <table:table-cell table:formula="of:=[.C79]*[.$I$3]" office:value-type="currency" office:currency="USD" office:value="162954221640000" calcext:value-type="currency">
            <text:p>$162,954,221,64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10868347636" calcext:value-type="float">
            <text:p>10868347636</text:p>
          </table:table-cell>
          <table:table-cell table:formula="of:=[.C80]*[.$H$3]" office:value-type="currency" office:currency="USD" office:value="14128851926800" calcext:value-type="currency">
            <text:p>$14,128,851,926,800.00</text:p>
          </table:table-cell>
          <table:table-cell table:formula="of:=[.C80]*[.$I$3]" office:value-type="currency" office:currency="USD" office:value="163025214540000" calcext:value-type="currency">
            <text:p>$163,025,214,54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10872284134" calcext:value-type="float">
            <text:p>10872284134</text:p>
          </table:table-cell>
          <table:table-cell table:formula="of:=[.C81]*[.$H$3]" office:value-type="currency" office:currency="USD" office:value="14133969374200" calcext:value-type="currency">
            <text:p>$14,133,969,374,200.00</text:p>
          </table:table-cell>
          <table:table-cell table:formula="of:=[.C81]*[.$I$3]" office:value-type="currency" office:currency="USD" office:value="163084262010000" calcext:value-type="currency">
            <text:p>$163,084,262,010,00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875393719" calcext:value-type="float">
            <text:p>10875393719</text:p>
          </table:table-cell>
          <table:table-cell table:formula="of:=[.C82]*[.$H$3]" office:value-type="currency" office:currency="USD" office:value="14138011834700" calcext:value-type="currency">
            <text:p>$14,138,011,834,700.00</text:p>
          </table:table-cell>
          <table:table-cell table:formula="of:=[.C82]*[.$I$3]" office:value-type="currency" office:currency="USD" office:value="163130905785000" calcext:value-type="currency">
            <text:p>$163,130,905,785,000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formula="of:=SUM([.D3:.D82])" office:value-type="currency" office:currency="USD" office:value="1028695321145700" calcext:value-type="currency">
            <text:p>$1,028,695,321,145,700.00</text:p>
          </table:table-cell>
          <table:table-cell table:formula="of:=SUM([.E2:.E82])" office:value-type="currency" office:currency="USD" office:value="1.1869561397835E+016" calcext:value-type="currency">
            <text:p>$11,869,561,397,835,000.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Meat.B8:Meat.C1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Risk.B4:Risk.D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Money.C1:Money.F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percentage-style style:name="N123">
      <number:number number:decimal-places="3" number:min-decimal-places="3" number:min-integer-digits="1"/>
      <number:text>%</number:text>
    </number:percentage-style>
    <number:percentage-style style:name="N124">
      <number:number number:decimal-places="4" number:min-decimal-places="4" number:min-integer-digits="1"/>
      <number:text>%</number:text>
    </number:percentage-style>
    <number:percentage-style style:name="N125">
      <number:number number:decimal-places="5" number:min-decimal-places="5" number:min-integer-digits="1"/>
      <number:text>%</number:text>
    </number:percentage-style>
    <number:currency-style style:name="N12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0:57:07.0664047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9T16:26:53.277799774</meta:creation-date>
    <meta:editing-duration>P7DT49M5S</meta:editing-duration>
    <meta:editing-cycles>16</meta:editing-cycles>
    <meta:generator>LibreOffice/7.2.0.4$MacOSX_X86_64 LibreOffice_project/9a9c6381e3f7a62afc1329bd359cc48accb6435b</meta:generator>
    <dc:date>2021-12-26T00:06:49.845024244</dc:date>
    <meta:document-statistic meta:table-count="7" meta:cell-count="930" meta:object-count="0"/>
  </office:meta>
</office:document-meta>
</file>